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861cm" style:rel-column-width="14884*"/>
    </style:style>
    <style:style style:name="Tabella2.B" style:family="table-column">
      <style:table-column-properties style:column-width="2.939cm" style:rel-column-width="11328*"/>
    </style:style>
    <style:style style:name="Tabella2.C" style:family="table-column">
      <style:table-column-properties style:column-width="3.399cm" style:rel-column-width="13102*"/>
    </style:style>
    <style:style style:name="Tabella2.D" style:family="table-column">
      <style:table-column-properties style:column-width="3.401cm" style:rel-column-width="13109*"/>
    </style:style>
    <style:style style:name="Tabella2.E" style:family="table-column">
      <style:table-column-properties style:column-width="3.401cm" style:rel-column-width="13112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61cm" style:rel-column-width="14884*"/>
    </style:style>
    <style:style style:name="Tabella1.B" style:family="table-column">
      <style:table-column-properties style:column-width="2.939cm" style:rel-column-width="11328*"/>
    </style:style>
    <style:style style:name="Tabella1.C" style:family="table-column">
      <style:table-column-properties style:column-width="3.399cm" style:rel-column-width="13102*"/>
    </style:style>
    <style:style style:name="Tabella1.D" style:family="table-column">
      <style:table-column-properties style:column-width="3.401cm" style:rel-column-width="13109*"/>
    </style:style>
    <style:style style:name="Tabella1.E" style:family="table-column">
      <style:table-column-properties style:column-width="3.401cm" style:rel-column-width="131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861cm" style:rel-column-width="14884*"/>
    </style:style>
    <style:style style:name="Tabella3.B" style:family="table-column">
      <style:table-column-properties style:column-width="2.939cm" style:rel-column-width="11328*"/>
    </style:style>
    <style:style style:name="Tabella3.C" style:family="table-column">
      <style:table-column-properties style:column-width="3.399cm" style:rel-column-width="13102*"/>
    </style:style>
    <style:style style:name="Tabella3.D" style:family="table-column">
      <style:table-column-properties style:column-width="3.401cm" style:rel-column-width="13109*"/>
    </style:style>
    <style:style style:name="Tabella3.E" style:family="table-column">
      <style:table-column-properties style:column-width="3.401cm" style:rel-column-width="13112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E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3.861cm" style:rel-column-width="14884*"/>
    </style:style>
    <style:style style:name="Tabella4.B" style:family="table-column">
      <style:table-column-properties style:column-width="2.939cm" style:rel-column-width="11328*"/>
    </style:style>
    <style:style style:name="Tabella4.C" style:family="table-column">
      <style:table-column-properties style:column-width="3.399cm" style:rel-column-width="13102*"/>
    </style:style>
    <style:style style:name="Tabella4.D" style:family="table-column">
      <style:table-column-properties style:column-width="3.401cm" style:rel-column-width="13109*"/>
    </style:style>
    <style:style style:name="Tabella4.E" style:family="table-column">
      <style:table-column-properties style:column-width="3.401cm" style:rel-column-width="1311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3.861cm" style:rel-column-width="14884*"/>
    </style:style>
    <style:style style:name="Tabella5.B" style:family="table-column">
      <style:table-column-properties style:column-width="2.939cm" style:rel-column-width="11328*"/>
    </style:style>
    <style:style style:name="Tabella5.C" style:family="table-column">
      <style:table-column-properties style:column-width="3.399cm" style:rel-column-width="13102*"/>
    </style:style>
    <style:style style:name="Tabella5.D" style:family="table-column">
      <style:table-column-properties style:column-width="3.401cm" style:rel-column-width="13109*"/>
    </style:style>
    <style:style style:name="Tabella5.E" style:family="table-column">
      <style:table-column-properties style:column-width="3.401cm" style:rel-column-width="13112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3.861cm" style:rel-column-width="14884*"/>
    </style:style>
    <style:style style:name="Tabella6.B" style:family="table-column">
      <style:table-column-properties style:column-width="2.939cm" style:rel-column-width="11328*"/>
    </style:style>
    <style:style style:name="Tabella6.C" style:family="table-column">
      <style:table-column-properties style:column-width="3.399cm" style:rel-column-width="13102*"/>
    </style:style>
    <style:style style:name="Tabella6.D" style:family="table-column">
      <style:table-column-properties style:column-width="3.401cm" style:rel-column-width="13109*"/>
    </style:style>
    <style:style style:name="Tabella6.E" style:family="table-column">
      <style:table-column-properties style:column-width="3.401cm" style:rel-column-width="13112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E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3.861cm" style:rel-column-width="14884*"/>
    </style:style>
    <style:style style:name="Tabella7.B" style:family="table-column">
      <style:table-column-properties style:column-width="2.939cm" style:rel-column-width="11328*"/>
    </style:style>
    <style:style style:name="Tabella7.C" style:family="table-column">
      <style:table-column-properties style:column-width="3.399cm" style:rel-column-width="13102*"/>
    </style:style>
    <style:style style:name="Tabella7.D" style:family="table-column">
      <style:table-column-properties style:column-width="3.401cm" style:rel-column-width="13109*"/>
    </style:style>
    <style:style style:name="Tabella7.E" style:family="table-column">
      <style:table-column-properties style:column-width="3.401cm" style:rel-column-width="13112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3.861cm" style:rel-column-width="14884*"/>
    </style:style>
    <style:style style:name="Tabella8.B" style:family="table-column">
      <style:table-column-properties style:column-width="2.939cm" style:rel-column-width="11328*"/>
    </style:style>
    <style:style style:name="Tabella8.C" style:family="table-column">
      <style:table-column-properties style:column-width="3.399cm" style:rel-column-width="13102*"/>
    </style:style>
    <style:style style:name="Tabella8.D" style:family="table-column">
      <style:table-column-properties style:column-width="3.401cm" style:rel-column-width="13109*"/>
    </style:style>
    <style:style style:name="Tabella8.E" style:family="table-column">
      <style:table-column-properties style:column-width="3.401cm" style:rel-column-width="13112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E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3.861cm" style:rel-column-width="14884*"/>
    </style:style>
    <style:style style:name="Tabella9.B" style:family="table-column">
      <style:table-column-properties style:column-width="2.939cm" style:rel-column-width="11328*"/>
    </style:style>
    <style:style style:name="Tabella9.C" style:family="table-column">
      <style:table-column-properties style:column-width="3.399cm" style:rel-column-width="13102*"/>
    </style:style>
    <style:style style:name="Tabella9.D" style:family="table-column">
      <style:table-column-properties style:column-width="3.401cm" style:rel-column-width="13109*"/>
    </style:style>
    <style:style style:name="Tabella9.E" style:family="table-column">
      <style:table-column-properties style:column-width="3.401cm" style:rel-column-width="13112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E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3.861cm" style:rel-column-width="14884*"/>
    </style:style>
    <style:style style:name="Tabella10.B" style:family="table-column">
      <style:table-column-properties style:column-width="2.939cm" style:rel-column-width="11328*"/>
    </style:style>
    <style:style style:name="Tabella10.C" style:family="table-column">
      <style:table-column-properties style:column-width="3.399cm" style:rel-column-width="13102*"/>
    </style:style>
    <style:style style:name="Tabella10.D" style:family="table-column">
      <style:table-column-properties style:column-width="3.401cm" style:rel-column-width="13109*"/>
    </style:style>
    <style:style style:name="Tabella10.E" style:family="table-column">
      <style:table-column-properties style:column-width="3.401cm" style:rel-column-width="13112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E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3.861cm" style:rel-column-width="14884*"/>
    </style:style>
    <style:style style:name="Tabella11.B" style:family="table-column">
      <style:table-column-properties style:column-width="2.939cm" style:rel-column-width="11328*"/>
    </style:style>
    <style:style style:name="Tabella11.C" style:family="table-column">
      <style:table-column-properties style:column-width="3.399cm" style:rel-column-width="13102*"/>
    </style:style>
    <style:style style:name="Tabella11.D" style:family="table-column">
      <style:table-column-properties style:column-width="3.401cm" style:rel-column-width="13109*"/>
    </style:style>
    <style:style style:name="Tabella11.E" style:family="table-column">
      <style:table-column-properties style:column-width="3.401cm" style:rel-column-width="13112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E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3.861cm" style:rel-column-width="14884*"/>
    </style:style>
    <style:style style:name="Tabella12.B" style:family="table-column">
      <style:table-column-properties style:column-width="2.939cm" style:rel-column-width="11328*"/>
    </style:style>
    <style:style style:name="Tabella12.C" style:family="table-column">
      <style:table-column-properties style:column-width="3.399cm" style:rel-column-width="13102*"/>
    </style:style>
    <style:style style:name="Tabella12.D" style:family="table-column">
      <style:table-column-properties style:column-width="3.401cm" style:rel-column-width="13109*"/>
    </style:style>
    <style:style style:name="Tabella12.E" style:family="table-column">
      <style:table-column-properties style:column-width="3.401cm" style:rel-column-width="13112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E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normal" officeooo:paragraph-rsid="000c9d0b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ext_20_body">
      <style:text-properties style:font-name="Times New Roman" fo:font-size="10pt" fo:font-style="normal" style:text-underline-style="none" fo:font-weight="normal" officeooo:paragraph-rsid="000c9d0b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ext_20_body">
      <style:text-properties style:font-name="Times New Roman" fo:font-size="10pt" fo:font-style="normal" style:text-underline-style="none" fo:font-weight="normal" officeooo:rsid="000c9d0b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text-properties style:font-name="Times New Roman" fo:font-size="10pt" fo:font-style="normal" style:text-underline-style="none" fo:font-weight="normal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text-properties style:font-name="Times New Roman" fo:font-size="10pt" fo:font-style="normal" style:text-underline-style="none" fo:font-weight="normal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text-properties style:font-name="Times New Roman" fo:font-size="10pt" fo:font-style="normal" style:text-underline-style="none" fo:font-weight="normal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text-properties style:font-name="Times New Roman" fo:font-size="10pt" fo:font-style="normal" style:text-underline-style="none" fo:font-weight="normal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text-properties style:font-name="Times New Roman" fo:font-size="10pt" fo:font-style="normal" style:text-underline-style="none" fo:font-weight="normal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text-properties style:font-name="Times New Roman" fo:font-size="10pt" fo:font-style="normal" style:text-underline-style="none" fo:font-weight="normal" officeooo:paragraph-rsid="0018512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officeooo:paragraph-rsid="001249e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officeooo:paragraph-rsid="00125f6c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officeooo:paragraph-rsid="0014f4bf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officeooo:paragraph-rsid="00163d20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officeooo:paragraph-rsid="0016cd4f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0c9d0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text-properties style:font-name="Times New Roman" fo:font-size="10pt" fo:font-style="normal" style:text-underline-style="none" fo:font-weight="normal" officeooo:rsid="000d1b54" officeooo:paragraph-rsid="000d1b5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text-properties style:font-name="Times New Roman" fo:font-size="10pt" fo:font-style="normal" style:text-underline-style="none" fo:font-weight="normal" officeooo:rsid="000d1b54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text-properties style:font-name="Times New Roman" fo:font-size="10pt" fo:font-style="normal" style:text-underline-style="none" fo:font-weight="normal" officeooo:rsid="000d1b54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text-properties style:font-name="Times New Roman" fo:font-size="10pt" fo:font-style="normal" style:text-underline-style="none" fo:font-weight="normal" officeooo:rsid="000d1b54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Times New Roman" fo:font-size="10pt" fo:font-style="normal" style:text-underline-style="none" fo:font-weight="normal" officeooo:rsid="000d1b54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Times New Roman" fo:font-size="10pt" fo:font-style="normal" style:text-underline-style="none" fo:font-weight="normal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Times New Roman" fo:font-size="10pt" fo:font-style="normal" style:text-underline-style="none" fo:font-weight="normal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Times New Roman" fo:font-size="10pt" fo:font-style="normal" style:text-underline-style="none" fo:font-weight="normal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Times New Roman" fo:font-size="10pt" fo:font-style="normal" style:text-underline-style="none" fo:font-weight="normal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Times New Roman" fo:font-size="10pt" fo:font-style="normal" style:text-underline-style="none" fo:font-weight="normal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0c9d0b" officeooo:paragraph-rsid="000c9d0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0c9d0b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0c9d0b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0c9d0b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fo:font-weight="normal" officeooo:rsid="00099ad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0pt" fo:font-style="normal" style:text-underline-style="none" fo:font-weight="normal" officeooo:rsid="00099adc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0pt" fo:font-style="normal" style:text-underline-style="none" fo:font-weight="normal" officeooo:rsid="000afb0c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0pt" fo:font-style="normal" style:text-underline-style="none" fo:font-weight="normal" officeooo:rsid="00099adc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text-properties style:font-name="Times New Roman" fo:font-size="10pt" fo:font-style="normal" style:text-underline-style="none" fo:font-weight="normal" officeooo:rsid="00109b3f" officeooo:paragraph-rsid="00109b3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text-properties style:font-name="Times New Roman" fo:font-size="10pt" fo:font-style="normal" style:text-underline-style="none" fo:font-weight="normal" officeooo:rsid="001249ed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text-properties style:font-name="Times New Roman" fo:font-size="10pt" fo:font-style="normal" style:text-underline-style="none" fo:font-weight="normal" officeooo:rsid="000c9d0b" officeooo:paragraph-rsid="001a07e0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text-properties style:font-name="Times New Roman" fo:font-size="10pt" fo:font-style="normal" style:text-underline-style="none" fo:font-weight="normal" officeooo:rsid="000afb0c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text-properties style:font-name="Times New Roman" fo:font-size="10pt" fo:font-style="normal" style:text-underline-style="none" fo:font-weight="normal" officeooo:rsid="000afb0c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normal" officeooo:rsid="000afb0c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style:text-properties style:font-name="Times New Roman" fo:font-size="10pt" fo:font-style="normal" style:text-underline-style="none" fo:font-weight="normal" officeooo:rsid="00125f6c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>
      <style:text-properties style:font-name="Times New Roman" fo:font-size="10pt" fo:font-style="normal" style:text-underline-style="none" fo:font-weight="normal" officeooo:rsid="00163d20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text-properties style:font-name="Times New Roman" fo:font-size="10pt" fo:font-style="normal" style:text-underline-style="none" fo:font-weight="normal" officeooo:rsid="00109108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ext_20_body">
      <style:text-properties style:font-name="Times New Roman" fo:font-size="10pt" fo:font-style="normal" style:text-underline-style="none" fo:font-weight="normal" officeooo:rsid="0016cd4f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>
      <style:text-properties style:font-name="Times New Roman" fo:font-size="10pt" fo:font-style="normal" style:text-underline-style="none" fo:font-weight="normal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text-properties style:font-name="Times New Roman" fo:font-size="10pt" fo:font-style="normal" style:text-underline-style="none" fo:font-weight="normal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style:text-properties style:font-name="Times New Roman" fo:font-size="10pt" fo:font-style="normal" style:text-underline-style="none" fo:font-weight="normal" officeooo:paragraph-rsid="001a07e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officeooo:paragraph-rsid="0018b008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0pt" fo:font-style="normal" style:text-underline-style="none" fo:font-weight="bold" officeooo:paragraph-rsid="001a07e0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able_20_Contents">
      <style:text-properties style:font-name="Times New Roman" fo:font-size="10pt" fo:font-style="normal" style:text-underline-style="none" fo:font-weight="normal" officeooo:rsid="001249ed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text-properties style:font-name="Times New Roman" fo:font-size="10pt" fo:font-style="normal" style:text-underline-style="none" fo:font-weight="normal" officeooo:rsid="001249ed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text-properties style:font-name="Times New Roman" fo:font-size="10pt" fo:font-style="normal" style:text-underline-style="none" fo:font-weight="normal" officeooo:rsid="001249ed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text-properties style:font-name="Times New Roman" fo:font-size="10pt" fo:font-style="normal" style:text-underline-style="none" fo:font-weight="normal" officeooo:rsid="001249ed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text-properties style:font-name="Times New Roman" fo:font-size="10pt" fo:font-style="normal" style:text-underline-style="none" fo:font-weight="normal" officeooo:rsid="001249ed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text-properties style:font-name="Times New Roman" fo:font-size="10pt" fo:font-style="normal" style:text-underline-style="none" fo:font-weight="normal" officeooo:rsid="001249ed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text-properties style:font-name="Times New Roman" fo:font-size="10pt" fo:font-style="normal" style:text-underline-style="none" fo:font-weight="normal" officeooo:rsid="00109b3f" officeooo:paragraph-rsid="00109b3f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text-properties style:font-name="Times New Roman" fo:font-size="10pt" fo:font-style="normal" style:text-underline-style="none" fo:font-weight="normal" officeooo:rsid="00109b3f" officeooo:paragraph-rsid="001249ed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text-properties style:font-name="Times New Roman" fo:font-size="10pt" fo:font-style="normal" style:text-underline-style="none" fo:font-weight="normal" officeooo:rsid="00109b3f" officeooo:paragraph-rsid="0014f4bf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text-properties style:font-name="Times New Roman" fo:font-size="10pt" fo:font-style="normal" style:text-underline-style="none" fo:font-weight="normal" officeooo:rsid="00109b3f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text-properties style:font-name="Times New Roman" fo:font-size="10pt" fo:font-style="normal" style:text-underline-style="none" fo:font-weight="normal" officeooo:rsid="00125f6c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text-properties style:font-name="Times New Roman" fo:font-size="10pt" fo:font-style="normal" style:text-underline-style="none" fo:font-weight="normal" officeooo:rsid="00163d20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text-properties style:font-name="Times New Roman" fo:font-size="10pt" fo:font-style="normal" style:text-underline-style="none" fo:font-weight="normal" officeooo:rsid="00163d20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text-properties style:font-name="Times New Roman" fo:font-size="10pt" fo:font-style="normal" style:text-underline-style="none" fo:font-weight="normal" officeooo:rsid="00163d20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text-properties style:font-name="Times New Roman" fo:font-size="10pt" fo:font-style="normal" style:text-underline-style="none" fo:font-weight="normal" officeooo:rsid="0016cd4f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text-properties style:font-name="Times New Roman" fo:font-size="10pt" fo:font-style="normal" style:text-underline-style="none" fo:font-weight="normal" officeooo:rsid="0016cd4f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text-properties style:font-name="Times New Roman" fo:font-size="10pt" fo:font-style="normal" style:text-underline-style="none" fo:font-weight="normal" officeooo:rsid="0016cd4f" officeooo:paragraph-rsid="001a07e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text-properties style:font-name="Times New Roman" fo:font-size="10pt" fo:font-style="normal" style:text-underline-style="none" fo:font-weight="normal" officeooo:rsid="000c9d0b" officeooo:paragraph-rsid="001a07e0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text-properties style:font-name="Times New Roman" fo:font-size="10pt" fo:font-style="normal" style:text-underline-style="none" fo:font-weight="normal" officeooo:rsid="000d1b54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text-properties style:font-name="Times New Roman" fo:font-size="10pt" fo:font-style="normal" style:text-underline-style="none" fo:font-weight="normal" officeooo:paragraph-rsid="0018b008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text-properties style:font-name="Times New Roman" fo:font-size="10pt" fo:font-style="normal" style:text-underline-style="none" fo:font-weight="normal" officeooo:paragraph-rsid="001a07e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125f6c" officeooo:paragraph-rsid="00125f6c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163d20" officeooo:paragraph-rsid="00163d20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16cd4f" officeooo:paragraph-rsid="0016cd4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afb0c"/>
    </style:style>
    <style:style style:name="T2" style:family="text">
      <style:text-properties officeooo:rsid="000c9d0b"/>
    </style:style>
    <style:style style:name="T3" style:family="text">
      <style:text-properties officeooo:rsid="00109b3f"/>
    </style:style>
    <style:style style:name="T4" style:family="text">
      <style:text-properties officeooo:rsid="001249ed"/>
    </style:style>
    <style:style style:name="T5" style:family="text">
      <style:text-properties officeooo:rsid="00125f6c"/>
    </style:style>
    <style:style style:name="T6" style:family="text">
      <style:text-properties officeooo:rsid="0011ca99"/>
    </style:style>
    <style:style style:name="T7" style:family="text">
      <style:text-properties officeooo:rsid="001245a7"/>
    </style:style>
    <style:style style:name="T8" style:family="text">
      <style:text-properties officeooo:rsid="0013a6d5"/>
    </style:style>
    <style:style style:name="T9" style:family="text">
      <style:text-properties officeooo:rsid="0014f4bf"/>
    </style:style>
    <style:style style:name="T10" style:family="text">
      <style:text-properties officeooo:rsid="000ef130"/>
    </style:style>
    <style:style style:name="T11" style:family="text">
      <style:text-properties officeooo:rsid="00163d20"/>
    </style:style>
    <style:style style:name="T12" style:family="text">
      <style:text-properties officeooo:rsid="00109108"/>
    </style:style>
    <style:style style:name="T13" style:family="text">
      <style:text-properties officeooo:rsid="0016cd4f"/>
    </style:style>
    <style:style style:name="T14" style:family="text">
      <style:text-properties style:text-underline-style="solid" style:text-underline-width="auto" style:text-underline-color="font-color" officeooo:rsid="0018b008"/>
    </style:style>
    <style:style style:name="T15" style:family="text">
      <style:text-properties style:text-underline-style="solid" style:text-underline-width="auto" style:text-underline-color="font-color" officeooo:rsid="001a07e0"/>
    </style:style>
    <style:style style:name="T16" style:family="text">
      <style:text-properties officeooo:rsid="00185127"/>
    </style:style>
    <style:style style:name="T17" style:family="text">
      <style:text-properties officeooo:rsid="0018b008"/>
    </style:style>
    <style:style style:name="T18" style:family="text">
      <style:text-properties officeooo:rsid="0018b0e6"/>
    </style:style>
    <style:style style:name="T19" style:family="text">
      <style:text-properties officeooo:rsid="001a07e0"/>
    </style:style>
    <style:style style:name="T20" style:family="text">
      <style:text-properties officeooo:rsid="001ad3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CHEMA CONCETTUALE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5"><text:span text:style-name="T17">[TEAM 1]</text:span></text:p>
      <text:p text:style-name="P44"/>
      <text:p text:style-name="P1"><text:span text:style-name="T1">SPECIFICA DELLE ENTIT</text:span><text:span text:style-name="T1">À</text:span></text:p>
      <text:p text:style-name="P2"><text:span text:style-name="T2">N</text:span>ome dell'entità : <text:span text:style-name="T2">GENITORE</text:span></text:p>
      <text:p text:style-name="P2">Descrizione: Tabella cui sono memorizzate le informazioni dei <text:span text:style-name="T2">genitori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22">NOME</text:p>
          </table:table-cell>
          <table:table-cell table:style-name="Tabella2.A1" office:value-type="string">
            <text:p text:style-name="P22">TIPO</text:p>
          </table:table-cell>
          <table:table-cell table:style-name="Tabella2.A1" office:value-type="string">
            <text:p text:style-name="P22">NULL</text:p>
          </table:table-cell>
          <table:table-cell table:style-name="Tabella2.A1" office:value-type="string">
            <text:p text:style-name="P22">KEY</text:p>
          </table:table-cell>
          <table:table-cell table:style-name="Tabella2.E1" office:value-type="string">
            <text:p text:style-name="P22">DEFAULT</text:p>
          </table:table-cell>
        </table:table-row>
        <table:table-row>
          <table:table-cell table:style-name="Tabella2.A2" office:value-type="string">
            <text:p text:style-name="P22">Nome</text:p>
          </table:table-cell>
          <table:table-cell table:style-name="Tabella2.A2" office:value-type="string">
            <text:p text:style-name="P22">Varchar (20)</text:p>
          </table:table-cell>
          <table:table-cell table:style-name="Tabella2.A2" office:value-type="string">
            <text:p text:style-name="P22">No</text:p>
          </table:table-cell>
          <table:table-cell table:style-name="Tabella2.A2" office:value-type="string">
            <text:p text:style-name="P22"/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22">Cognome</text:p>
          </table:table-cell>
          <table:table-cell table:style-name="Tabella2.A2" office:value-type="string">
            <text:p text:style-name="P22">Varchar(30)</text:p>
          </table:table-cell>
          <table:table-cell table:style-name="Tabella2.A2" office:value-type="string">
            <text:p text:style-name="P22">No</text:p>
          </table:table-cell>
          <table:table-cell table:style-name="Tabella2.A2" office:value-type="string">
            <text:p text:style-name="P21"/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38">Codice Fiscale</text:p>
          </table:table-cell>
          <table:table-cell table:style-name="Tabella2.A2" office:value-type="string">
            <text:p text:style-name="P22">Varchar(15)</text:p>
          </table:table-cell>
          <table:table-cell table:style-name="Tabella2.A2" office:value-type="string">
            <text:p text:style-name="P22">No</text:p>
          </table:table-cell>
          <table:table-cell table:style-name="Tabella2.A2" office:value-type="string">
            <text:p text:style-name="P64">primary</text:p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28">Telefono/cellulare</text:p>
          </table:table-cell>
          <table:table-cell table:style-name="Tabella2.A2" office:value-type="string">
            <text:p text:style-name="P28">Varchar(10)</text:p>
          </table:table-cell>
          <table:table-cell table:style-name="Tabella2.A2" office:value-type="string">
            <text:p text:style-name="P28">No</text:p>
          </table:table-cell>
          <table:table-cell table:style-name="Tabella2.A2" office:value-type="string">
            <text:p text:style-name="P21"/>
          </table:table-cell>
          <table:table-cell table:style-name="Tabella2.E2" office:value-type="string">
            <text:p text:style-name="P28"/>
          </table:table-cell>
        </table:table-row>
        <table:table-row>
          <table:table-cell table:style-name="Tabella2.A2" office:value-type="string">
            <text:p text:style-name="P28">E_mail</text:p>
          </table:table-cell>
          <table:table-cell table:style-name="Tabella2.A2" office:value-type="string">
            <text:p text:style-name="P28">Varchar(40)</text:p>
          </table:table-cell>
          <table:table-cell table:style-name="Tabella2.A2" office:value-type="string">
            <text:p text:style-name="P28">No</text:p>
          </table:table-cell>
          <table:table-cell table:style-name="Tabella2.A2" office:value-type="string">
            <text:p text:style-name="P21"/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70">Data di nascita </text:p>
          </table:table-cell>
          <table:table-cell table:style-name="Tabella2.A2" office:value-type="string">
            <text:p text:style-name="P70">Date</text:p>
          </table:table-cell>
          <table:table-cell table:style-name="Tabella2.A2" office:value-type="string">
            <text:p text:style-name="P70">No</text:p>
          </table:table-cell>
          <table:table-cell table:style-name="Tabella2.A2" office:value-type="string">
            <text:p text:style-name="P70"/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70">Comune di nascita</text:p>
          </table:table-cell>
          <table:table-cell table:style-name="Tabella2.A2" office:value-type="string">
            <text:p text:style-name="P70">Varchar(20)</text:p>
          </table:table-cell>
          <table:table-cell table:style-name="Tabella2.A2" office:value-type="string">
            <text:p text:style-name="P70">No</text:p>
          </table:table-cell>
          <table:table-cell table:style-name="Tabella2.A2" office:value-type="string">
            <text:p text:style-name="P21"/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70">Indirizzo residenza</text:p>
          </table:table-cell>
          <table:table-cell table:style-name="Tabella2.A2" office:value-type="string">
            <text:p text:style-name="P70">Varchar(20)</text:p>
          </table:table-cell>
          <table:table-cell table:style-name="Tabella2.A2" office:value-type="string">
            <text:p text:style-name="P70">No</text:p>
          </table:table-cell>
          <table:table-cell table:style-name="Tabella2.A2" office:value-type="string">
            <text:p text:style-name="P21"/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70">Indirizzo domicilio</text:p>
          </table:table-cell>
          <table:table-cell table:style-name="Tabella2.A2" office:value-type="string">
            <text:p text:style-name="P70">Varchar(20)</text:p>
          </table:table-cell>
          <table:table-cell table:style-name="Tabella2.A2" office:value-type="string">
            <text:p text:style-name="P70">No</text:p>
          </table:table-cell>
          <table:table-cell table:style-name="Tabella2.A2" office:value-type="string">
            <text:p text:style-name="P21"/>
          </table:table-cell>
          <table:table-cell table:style-name="Tabella2.E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70">Categoria appartenenza</text:p>
          </table:table-cell>
          <table:table-cell table:style-name="Tabella2.A2" office:value-type="string">
            <text:p text:style-name="P70">Varchar(20)</text:p>
          </table:table-cell>
          <table:table-cell table:style-name="Tabella2.A2" office:value-type="string">
            <text:p text:style-name="P70">no</text:p>
          </table:table-cell>
          <table:table-cell table:style-name="Tabella2.A2" office:value-type="string">
            <text:p text:style-name="P21"/>
          </table:table-cell>
          <table:table-cell table:style-name="Tabella2.E2" office:value-type="string">
            <text:p text:style-name="P21"/>
          </table:table-cell>
        </table:table-row>
      </table:table>
      <text:p text:style-name="P3"/>
      <text:p text:style-name="P15"><text:span text:style-name="T4">D</text:span><text:span text:style-name="T2">es</text:span>crizione Attributi</text:p>
      <text:p text:style-name="P46">Nome : nome del GENITORE.</text:p>
      <text:p text:style-name="P46">Cognome: cognome del GENITORE.</text:p>
      <text:p text:style-name="P46">Codice fiscale: codice fiscale del GENITORE.</text:p>
      <text:p text:style-name="P47">Telefono/cellulare : recapito telefonico del GENITORE.</text:p>
      <text:p text:style-name="P47">E_mail: email GENITORE.</text:p>
      <text:p text:style-name="P47">Data di nascita: data di nascita del GENITORE.</text:p>
      <text:p text:style-name="P47">Comune di nascita : comune di nascita del GENITORE.</text:p>
      <text:p text:style-name="P47">Indirizzo di residenza : indirizzo di residenza del GENITORE.</text:p>
      <text:p text:style-name="P47">Indirizzo domicilio: indirizzo di domicilio del GENITORE.</text:p>
      <text:p text:style-name="P9"><text:span text:style-name="T4">Categoria di appartenenza: categoria del GENITORE che può essere scelta fra: </text:span><text:span text:style-name="T9">INSEGNATA,STUDENTE,RESIDENTE,NON-RESIDENTE.</text:span></text:p>
      <text:p text:style-name="P4"/>
      <text:p text:style-name="P4"/>
      <text:p text:style-name="P4"/>
      <text:p text:style-name="P9"><text:span text:style-name="T2">N</text:span>ome dell'entità : <text:span text:style-name="T4">ISCRITTO</text:span></text:p>
      <text:p text:style-name="P9">Descrizione: Tabella cui sono memorizzate le informazioni dei <text:span text:style-name="T17">bambini iscritti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ext:soft-page-break/>
        <table:table-row>
          <table:table-cell table:style-name="Tabella1.A1" office:value-type="string">
            <text:p text:style-name="P23">NOME</text:p>
          </table:table-cell>
          <table:table-cell table:style-name="Tabella1.A1" office:value-type="string">
            <text:p text:style-name="P23">TIPO</text:p>
          </table:table-cell>
          <table:table-cell table:style-name="Tabella1.A1" office:value-type="string">
            <text:p text:style-name="P23">NULL</text:p>
          </table:table-cell>
          <table:table-cell table:style-name="Tabella1.A1" office:value-type="string">
            <text:p text:style-name="P23">KEY</text:p>
          </table:table-cell>
          <table:table-cell table:style-name="Tabella1.E1" office:value-type="string">
            <text:p text:style-name="P23">DEFAULT</text:p>
          </table:table-cell>
        </table:table-row>
        <table:table-row>
          <table:table-cell table:style-name="Tabella1.A2" office:value-type="string">
            <text:p text:style-name="P23">Nome</text:p>
          </table:table-cell>
          <table:table-cell table:style-name="Tabella1.A2" office:value-type="string">
            <text:p text:style-name="P23">Varchar (20)</text:p>
          </table:table-cell>
          <table:table-cell table:style-name="Tabella1.A2" office:value-type="string">
            <text:p text:style-name="P23">No</text:p>
          </table:table-cell>
          <table:table-cell table:style-name="Tabella1.A2" office:value-type="string">
            <text:p text:style-name="P23"/>
          </table:table-cell>
          <table:table-cell table:style-name="Tabella1.E2" office:value-type="string">
            <text:p text:style-name="P33"/>
          </table:table-cell>
        </table:table-row>
        <table:table-row>
          <table:table-cell table:style-name="Tabella1.A2" office:value-type="string">
            <text:p text:style-name="P23">Cognome</text:p>
          </table:table-cell>
          <table:table-cell table:style-name="Tabella1.A2" office:value-type="string">
            <text:p text:style-name="P23">Varchar(30)</text:p>
          </table:table-cell>
          <table:table-cell table:style-name="Tabella1.A2" office:value-type="string">
            <text:p text:style-name="P23">No</text:p>
          </table:table-cell>
          <table:table-cell table:style-name="Tabella1.A2" office:value-type="string">
            <text:p text:style-name="P33"/>
          </table:table-cell>
          <table:table-cell table:style-name="Tabella1.E2" office:value-type="string">
            <text:p text:style-name="P33"/>
          </table:table-cell>
        </table:table-row>
        <table:table-row>
          <table:table-cell table:style-name="Tabella1.A2" office:value-type="string">
            <text:p text:style-name="P39">Codice Fiscale</text:p>
          </table:table-cell>
          <table:table-cell table:style-name="Tabella1.A2" office:value-type="string">
            <text:p text:style-name="P23">Varchar(15)</text:p>
          </table:table-cell>
          <table:table-cell table:style-name="Tabella1.A2" office:value-type="string">
            <text:p text:style-name="P23">No</text:p>
          </table:table-cell>
          <table:table-cell table:style-name="Tabella1.A2" office:value-type="string">
            <text:p text:style-name="P64">primary</text:p>
          </table:table-cell>
          <table:table-cell table:style-name="Tabella1.E2" office:value-type="string">
            <text:p text:style-name="P33"/>
          </table:table-cell>
        </table:table-row>
        <table:table-row>
          <table:table-cell table:style-name="Tabella1.A2" office:value-type="string">
            <text:p text:style-name="P71">Data di nascita </text:p>
          </table:table-cell>
          <table:table-cell table:style-name="Tabella1.A2" office:value-type="string">
            <text:p text:style-name="P71">Date</text:p>
          </table:table-cell>
          <table:table-cell table:style-name="Tabella1.A2" office:value-type="string">
            <text:p text:style-name="P71">No</text:p>
          </table:table-cell>
          <table:table-cell table:style-name="Tabella1.A2" office:value-type="string">
            <text:p text:style-name="P71"/>
          </table:table-cell>
          <table:table-cell table:style-name="Tabella1.E2" office:value-type="string">
            <text:p text:style-name="P33"/>
          </table:table-cell>
        </table:table-row>
        <table:table-row>
          <table:table-cell table:style-name="Tabella1.A2" office:value-type="string">
            <text:p text:style-name="P71">Comune di nascita</text:p>
          </table:table-cell>
          <table:table-cell table:style-name="Tabella1.A2" office:value-type="string">
            <text:p text:style-name="P71">Varchar(20)</text:p>
          </table:table-cell>
          <table:table-cell table:style-name="Tabella1.A2" office:value-type="string">
            <text:p text:style-name="P71">No</text:p>
          </table:table-cell>
          <table:table-cell table:style-name="Tabella1.A2" office:value-type="string">
            <text:p text:style-name="P33"/>
          </table:table-cell>
          <table:table-cell table:style-name="Tabella1.E2" office:value-type="string">
            <text:p text:style-name="P33"/>
          </table:table-cell>
        </table:table-row>
        <table:table-row>
          <table:table-cell table:style-name="Tabella1.A2" office:value-type="string">
            <text:p text:style-name="P71">Indirizzo residenza</text:p>
          </table:table-cell>
          <table:table-cell table:style-name="Tabella1.A2" office:value-type="string">
            <text:p text:style-name="P71">Varchar(20)</text:p>
          </table:table-cell>
          <table:table-cell table:style-name="Tabella1.A2" office:value-type="string">
            <text:p text:style-name="P71">No</text:p>
          </table:table-cell>
          <table:table-cell table:style-name="Tabella1.A2" office:value-type="string">
            <text:p text:style-name="P33"/>
          </table:table-cell>
          <table:table-cell table:style-name="Tabella1.E2" office:value-type="string">
            <text:p text:style-name="P33"/>
          </table:table-cell>
        </table:table-row>
        <table:table-row>
          <table:table-cell table:style-name="Tabella1.A2" office:value-type="string">
            <text:p text:style-name="P71">Indirizzo domicilio</text:p>
          </table:table-cell>
          <table:table-cell table:style-name="Tabella1.A2" office:value-type="string">
            <text:p text:style-name="P71">Varchar(20)</text:p>
          </table:table-cell>
          <table:table-cell table:style-name="Tabella1.A2" office:value-type="string">
            <text:p text:style-name="P71">No</text:p>
          </table:table-cell>
          <table:table-cell table:style-name="Tabella1.A2" office:value-type="string">
            <text:p text:style-name="P33"/>
          </table:table-cell>
          <table:table-cell table:style-name="Tabella1.E2" office:value-type="string">
            <text:p text:style-name="P33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74">Classe</text:p>
          </table:table-cell>
          <table:table-cell table:style-name="Tabella3.A1" office:value-type="string">
            <text:p text:style-name="P29">Varchar(<text:span text:style-name="T5">2</text:span>)</text:p>
          </table:table-cell>
          <table:table-cell table:style-name="Tabella3.A1" office:value-type="string">
            <text:p text:style-name="P29">No</text:p>
          </table:table-cell>
          <table:table-cell table:style-name="Tabella3.A1" office:value-type="string">
            <text:p text:style-name="P33"/>
          </table:table-cell>
          <table:table-cell table:style-name="Tabella3.E1" office:value-type="string">
            <text:p text:style-name="P29"/>
          </table:table-cell>
        </table:table-row>
        <table:table-row>
          <table:table-cell table:style-name="Tabella3.A2" office:value-type="string">
            <text:p text:style-name="P74">Servizi</text:p>
          </table:table-cell>
          <table:table-cell table:style-name="Tabella3.A2" office:value-type="string">
            <text:p text:style-name="P29">Varchar(40)</text:p>
          </table:table-cell>
          <table:table-cell table:style-name="Tabella3.A2" office:value-type="string">
            <text:p text:style-name="P29">No</text:p>
          </table:table-cell>
          <table:table-cell table:style-name="Tabella3.A2" office:value-type="string">
            <text:p text:style-name="P33"/>
          </table:table-cell>
          <table:table-cell table:style-name="Tabella3.E2" office:value-type="string">
            <text:p text:style-name="P33"/>
          </table:table-cell>
        </table:table-row>
      </table:table>
      <text:p text:style-name="P4"/>
      <text:p text:style-name="P16"><text:span text:style-name="T4">D</text:span><text:span text:style-name="T2">es</text:span>crizione Attributi</text:p>
      <text:p text:style-name="P9"><text:span text:style-name="T3">Nome : nome del</text:span><text:span text:style-name="T5">l'ISCRITTO</text:span><text:span text:style-name="T3">.</text:span></text:p>
      <text:p text:style-name="P10"><text:span text:style-name="T3">Cognome: cognome del</text:span><text:span text:style-name="T5">l'ISCRITTO</text:span><text:span text:style-name="T3">.</text:span></text:p>
      <text:p text:style-name="P10"><text:span text:style-name="T3">Codice fiscale: codice fiscale del</text:span><text:span text:style-name="T5">l'ISCRITTO</text:span><text:span text:style-name="T3">.</text:span></text:p>
      <text:p text:style-name="P10"><text:span text:style-name="T4">Data di nascita: data di nascita </text:span><text:span text:style-name="T3">del</text:span><text:span text:style-name="T5">l'ISCRITTO</text:span><text:span text:style-name="T4">.</text:span></text:p>
      <text:p text:style-name="P10"><text:span text:style-name="T4">Comune di nascita : comune di nascita </text:span><text:span text:style-name="T3">del</text:span><text:span text:style-name="T5">l'ISCRITTO</text:span><text:span text:style-name="T4">.</text:span></text:p>
      <text:p text:style-name="P10"><text:span text:style-name="T4">Indirizzo di residenza : indirizzo di residenza </text:span><text:span text:style-name="T3">del</text:span><text:span text:style-name="T5">l'ISCRITTO</text:span><text:span text:style-name="T4">.</text:span></text:p>
      <text:p text:style-name="P10"><text:span text:style-name="T4">Indirizzo domicilio: indirizzo di domicilio </text:span><text:span text:style-name="T3">del</text:span><text:span text:style-name="T5">l'ISCRITTO</text:span><text:span text:style-name="T4">.</text:span></text:p>
      <text:p text:style-name="P10"><text:span text:style-name="T5">Classe: sequenza alfanumerica, che indica la classe di appartenenza <text:s/></text:span><text:span text:style-name="T3">del</text:span><text:span text:style-name="T5">l'ISCRITTO.</text:span></text:p>
      <text:p text:style-name="P10"><text:span text:style-name="T5">Servizi: stringa che indica il servizio di cui usufruisce </text:span><text:span text:style-name="T8">l'Iscritto </text:span><text:span text:style-name="T5">( si può scegliere fra : </text:span><text:span text:style-name="T8">FULL-TIME</text:span><text:span text:style-name="T5">, </text:span><text:span text:style-name="T8">PART-TIME</text:span><text:span text:style-name="T5"> </text:span><text:span text:style-name="T8">MATTINA</text:span><text:span text:style-name="T5"> </text:span><text:span text:style-name="T8">CON PASTO</text:span><text:span text:style-name="T5">, </text:span><text:span text:style-name="T8">PART-TIME MATTINA SENZA PASTO</text:span><text:span text:style-name="T5">,</text:span><text:span text:style-name="T8">PART-TIME POMERIDIANO</text:span><text:span text:style-name="T5">).</text:span></text:p>
      <text:p text:style-name="P52"/>
      <text:p text:style-name="P52"/>
      <text:p text:style-name="P10"><text:span text:style-name="T2">N</text:span>ome dell'entità : <text:span text:style-name="T5">ACCOUNT</text:span></text:p>
      <text:p text:style-name="P10">Descrizione: Tabella cui sono memorizzate le informazioni de<text:span text:style-name="T18">gli account.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24">NOME</text:p>
          </table:table-cell>
          <table:table-cell table:style-name="Tabella4.A1" office:value-type="string">
            <text:p text:style-name="P24">TIPO</text:p>
          </table:table-cell>
          <table:table-cell table:style-name="Tabella4.A1" office:value-type="string">
            <text:p text:style-name="P24">NULL</text:p>
          </table:table-cell>
          <table:table-cell table:style-name="Tabella4.A1" office:value-type="string">
            <text:p text:style-name="P24">KEY</text:p>
          </table:table-cell>
          <table:table-cell table:style-name="Tabella4.E1" office:value-type="string">
            <text:p text:style-name="P24">DEFAULT</text:p>
          </table:table-cell>
        </table:table-row>
        <table:table-row>
          <table:table-cell table:style-name="Tabella4.A2" office:value-type="string">
            <text:p text:style-name="P86">Usurname</text:p>
          </table:table-cell>
          <table:table-cell table:style-name="Tabella4.A2" office:value-type="string">
            <text:p text:style-name="P24">Varchar (<text:span text:style-name="T11">20</text:span>)</text:p>
          </table:table-cell>
          <table:table-cell table:style-name="Tabella4.A2" office:value-type="string">
            <text:p text:style-name="P24">No</text:p>
          </table:table-cell>
          <table:table-cell table:style-name="Tabella4.A2" office:value-type="string">
            <text:p text:style-name="P74">primary</text:p>
          </table:table-cell>
          <table:table-cell table:style-name="Tabella4.E2" office:value-type="string">
            <text:p text:style-name="P34"/>
          </table:table-cell>
        </table:table-row>
        <table:table-row>
          <table:table-cell table:style-name="Tabella4.A2" office:value-type="string">
            <text:p text:style-name="P74">Password</text:p>
          </table:table-cell>
          <table:table-cell table:style-name="Tabella4.A2" office:value-type="string">
            <text:p text:style-name="P24">Varchar(<text:span text:style-name="T11">20</text:span>)</text:p>
          </table:table-cell>
          <table:table-cell table:style-name="Tabella4.A2" office:value-type="string">
            <text:p text:style-name="P24">No</text:p>
          </table:table-cell>
          <table:table-cell table:style-name="Tabella4.A2" office:value-type="string">
            <text:p text:style-name="P34"/>
          </table:table-cell>
          <table:table-cell table:style-name="Tabella4.E2" office:value-type="string">
            <text:p text:style-name="P34"/>
          </table:table-cell>
        </table:table-row>
        <table:table-row>
          <table:table-cell table:style-name="Tabella4.A2" office:value-type="string">
            <text:p text:style-name="P74">Stato</text:p>
          </table:table-cell>
          <table:table-cell table:style-name="Tabella4.A2" office:value-type="string">
            <text:p text:style-name="P24">Varchar(<text:span text:style-name="T11">20</text:span>)</text:p>
          </table:table-cell>
          <table:table-cell table:style-name="Tabella4.A2" office:value-type="string">
            <text:p text:style-name="P24">No</text:p>
          </table:table-cell>
          <table:table-cell table:style-name="Tabella4.A2" office:value-type="string">
            <text:p text:style-name="P65"/>
          </table:table-cell>
          <table:table-cell table:style-name="Tabella4.E2" office:value-type="string">
            <text:p text:style-name="P34"/>
          </table:table-cell>
        </table:table-row>
      </table:table>
      <text:p text:style-name="P5"/>
      <text:p text:style-name="P17"><text:span text:style-name="T4">D</text:span><text:span text:style-name="T2">es</text:span>crizione Attributi</text:p>
      <text:p text:style-name="P10"><text:span text:style-name="T5">Usurname</text:span><text:span text:style-name="T3">:</text:span><text:span text:style-name="T5"> stringa identificava dell'ACCOUNT.</text:span></text:p>
      <text:p text:style-name="P55">Password: stringa per verificare il proprietario dell'ACCOUNT.</text:p>
      <text:p text:style-name="P11"><text:span text:style-name="T5">Stato: </text:span><text:span text:style-name="T6">uno stato </text:span><text:span text:style-name="T7">che assume i valori di ISCRITTO, NON ISCRITTO o ISCRITTO NEGLI ANNI PRECEDENTI per l'entità GENITORE mentre ATTIVO o NON ATTIVO per il personale asilo.</text:span></text:p>
      <text:p text:style-name="P6"/>
      <text:p text:style-name="P11"><text:span text:style-name="T2">N</text:span>ome dell'entità : <text:span text:style-name="T10">PERSONALE ASILO</text:span></text:p>
      <text:p text:style-name="P11">Descrizione: Tabella cui sono memorizzate le informazioni de<text:span text:style-name="T18">l personale dell'asilo 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row>
          <table:table-cell table:style-name="Tabella5.A1" office:value-type="string">
            <text:p text:style-name="P25">NOME</text:p>
          </table:table-cell>
          <table:table-cell table:style-name="Tabella5.A1" office:value-type="string">
            <text:p text:style-name="P25">TIPO</text:p>
          </table:table-cell>
          <table:table-cell table:style-name="Tabella5.A1" office:value-type="string">
            <text:p text:style-name="P25">NULL</text:p>
          </table:table-cell>
          <table:table-cell table:style-name="Tabella5.A1" office:value-type="string">
            <text:p text:style-name="P25">KEY</text:p>
          </table:table-cell>
          <table:table-cell table:style-name="Tabella5.E1" office:value-type="string">
            <text:p text:style-name="P25">DEFAULT</text:p>
          </table:table-cell>
        </table:table-row>
        <table:table-row>
          <table:table-cell table:style-name="Tabella5.A2" office:value-type="string">
            <text:p text:style-name="P25">Nome</text:p>
          </table:table-cell>
          <table:table-cell table:style-name="Tabella5.A2" office:value-type="string">
            <text:p text:style-name="P25">Varchar (20)</text:p>
          </table:table-cell>
          <table:table-cell table:style-name="Tabella5.A2" office:value-type="string">
            <text:p text:style-name="P25">No</text:p>
          </table:table-cell>
          <table:table-cell table:style-name="Tabella5.A2" office:value-type="string">
            <text:p text:style-name="P25"/>
          </table:table-cell>
          <table:table-cell table:style-name="Tabella5.E2" office:value-type="string">
            <text:p text:style-name="P35"/>
          </table:table-cell>
        </table:table-row>
        <table:table-row>
          <table:table-cell table:style-name="Tabella5.A2" office:value-type="string">
            <text:p text:style-name="P25">Cognome</text:p>
          </table:table-cell>
          <table:table-cell table:style-name="Tabella5.A2" office:value-type="string">
            <text:p text:style-name="P25">Varchar(30)</text:p>
          </table:table-cell>
          <table:table-cell table:style-name="Tabella5.A2" office:value-type="string">
            <text:p text:style-name="P25">No</text:p>
          </table:table-cell>
          <table:table-cell table:style-name="Tabella5.A2" office:value-type="string">
            <text:p text:style-name="P35"/>
          </table:table-cell>
          <table:table-cell table:style-name="Tabella5.E2" office:value-type="string">
            <text:p text:style-name="P35"/>
          </table:table-cell>
        </table:table-row>
        <text:soft-page-break/>
        <table:table-row>
          <table:table-cell table:style-name="Tabella5.A2" office:value-type="string">
            <text:p text:style-name="P40">Codice Fiscale</text:p>
          </table:table-cell>
          <table:table-cell table:style-name="Tabella5.A2" office:value-type="string">
            <text:p text:style-name="P25">Varchar(15)</text:p>
          </table:table-cell>
          <table:table-cell table:style-name="Tabella5.A2" office:value-type="string">
            <text:p text:style-name="P25">No</text:p>
          </table:table-cell>
          <table:table-cell table:style-name="Tabella5.A2" office:value-type="string">
            <text:p text:style-name="P66">primary</text:p>
          </table:table-cell>
          <table:table-cell table:style-name="Tabella5.E2" office:value-type="string">
            <text:p text:style-name="P35"/>
          </table:table-cell>
        </table:table-row>
        <table:table-row>
          <table:table-cell table:style-name="Tabella5.A2" office:value-type="string">
            <text:p text:style-name="P30">Telefono/cellulare</text:p>
          </table:table-cell>
          <table:table-cell table:style-name="Tabella5.A2" office:value-type="string">
            <text:p text:style-name="P30">Varchar(10)</text:p>
          </table:table-cell>
          <table:table-cell table:style-name="Tabella5.A2" office:value-type="string">
            <text:p text:style-name="P30">No</text:p>
          </table:table-cell>
          <table:table-cell table:style-name="Tabella5.A2" office:value-type="string">
            <text:p text:style-name="P35"/>
          </table:table-cell>
          <table:table-cell table:style-name="Tabella5.E2" office:value-type="string">
            <text:p text:style-name="P30"/>
          </table:table-cell>
        </table:table-row>
        <table:table-row>
          <table:table-cell table:style-name="Tabella5.A2" office:value-type="string">
            <text:p text:style-name="P30">E_mail</text:p>
          </table:table-cell>
          <table:table-cell table:style-name="Tabella5.A2" office:value-type="string">
            <text:p text:style-name="P30">Varchar(40)</text:p>
          </table:table-cell>
          <table:table-cell table:style-name="Tabella5.A2" office:value-type="string">
            <text:p text:style-name="P30">No</text:p>
          </table:table-cell>
          <table:table-cell table:style-name="Tabella5.A2" office:value-type="string">
            <text:p text:style-name="P35"/>
          </table:table-cell>
          <table:table-cell table:style-name="Tabella5.E2" office:value-type="string">
            <text:p text:style-name="P35"/>
          </table:table-cell>
        </table:table-row>
        <table:table-row>
          <table:table-cell table:style-name="Tabella5.A2" office:value-type="string">
            <text:p text:style-name="P72">Data di nascita </text:p>
          </table:table-cell>
          <table:table-cell table:style-name="Tabella5.A2" office:value-type="string">
            <text:p text:style-name="P72">Date</text:p>
          </table:table-cell>
          <table:table-cell table:style-name="Tabella5.A2" office:value-type="string">
            <text:p text:style-name="P72">No</text:p>
          </table:table-cell>
          <table:table-cell table:style-name="Tabella5.A2" office:value-type="string">
            <text:p text:style-name="P72"/>
          </table:table-cell>
          <table:table-cell table:style-name="Tabella5.E2" office:value-type="string">
            <text:p text:style-name="P35"/>
          </table:table-cell>
        </table:table-row>
        <table:table-row>
          <table:table-cell table:style-name="Tabella5.A2" office:value-type="string">
            <text:p text:style-name="P72">Comune di nascita</text:p>
          </table:table-cell>
          <table:table-cell table:style-name="Tabella5.A2" office:value-type="string">
            <text:p text:style-name="P72">Varchar(20)</text:p>
          </table:table-cell>
          <table:table-cell table:style-name="Tabella5.A2" office:value-type="string">
            <text:p text:style-name="P72">No</text:p>
          </table:table-cell>
          <table:table-cell table:style-name="Tabella5.A2" office:value-type="string">
            <text:p text:style-name="P35"/>
          </table:table-cell>
          <table:table-cell table:style-name="Tabella5.E2" office:value-type="string">
            <text:p text:style-name="P35"/>
          </table:table-cell>
        </table:table-row>
        <table:table-row>
          <table:table-cell table:style-name="Tabella5.A2" office:value-type="string">
            <text:p text:style-name="P72">Indirizzo residenza</text:p>
          </table:table-cell>
          <table:table-cell table:style-name="Tabella5.A2" office:value-type="string">
            <text:p text:style-name="P72">Varchar(20)</text:p>
          </table:table-cell>
          <table:table-cell table:style-name="Tabella5.A2" office:value-type="string">
            <text:p text:style-name="P72">No</text:p>
          </table:table-cell>
          <table:table-cell table:style-name="Tabella5.A2" office:value-type="string">
            <text:p text:style-name="P35"/>
          </table:table-cell>
          <table:table-cell table:style-name="Tabella5.E2" office:value-type="string">
            <text:p text:style-name="P35"/>
          </table:table-cell>
        </table:table-row>
        <table:table-row>
          <table:table-cell table:style-name="Tabella5.A2" office:value-type="string">
            <text:p text:style-name="P72">Indirizzo domicilio</text:p>
          </table:table-cell>
          <table:table-cell table:style-name="Tabella5.A2" office:value-type="string">
            <text:p text:style-name="P72">Varchar(20)</text:p>
          </table:table-cell>
          <table:table-cell table:style-name="Tabella5.A2" office:value-type="string">
            <text:p text:style-name="P72">No</text:p>
          </table:table-cell>
          <table:table-cell table:style-name="Tabella5.A2" office:value-type="string">
            <text:p text:style-name="P35"/>
          </table:table-cell>
          <table:table-cell table:style-name="Tabella5.E2" office:value-type="string">
            <text:p text:style-name="P35"/>
          </table:table-cell>
        </table:table-row>
        <table:table-row>
          <table:table-cell table:style-name="Tabella5.A2" office:value-type="string">
            <text:p text:style-name="P72">Categoria appartenenza</text:p>
          </table:table-cell>
          <table:table-cell table:style-name="Tabella5.A2" office:value-type="string">
            <text:p text:style-name="P72">Varchar(20)</text:p>
          </table:table-cell>
          <table:table-cell table:style-name="Tabella5.A2" office:value-type="string">
            <text:p text:style-name="P72">no</text:p>
          </table:table-cell>
          <table:table-cell table:style-name="Tabella5.A2" office:value-type="string">
            <text:p text:style-name="P35"/>
          </table:table-cell>
          <table:table-cell table:style-name="Tabella5.E2" office:value-type="string">
            <text:p text:style-name="P35"/>
          </table:table-cell>
        </table:table-row>
      </table:table>
      <text:p text:style-name="P6"/>
      <text:p text:style-name="P18"><text:span text:style-name="T4">D</text:span><text:span text:style-name="T2">es</text:span>crizione Attributi</text:p>
      <text:p text:style-name="P11"><text:span text:style-name="T3">Nome : nome del </text:span><text:span text:style-name="T10">PERSONALE ASILO</text:span><text:span text:style-name="T3">.</text:span></text:p>
      <text:p text:style-name="P11"><text:span text:style-name="T3">Cognome: cognome del </text:span><text:span text:style-name="T10">PERSONALE ASILO</text:span><text:span text:style-name="T3">.</text:span></text:p>
      <text:p text:style-name="P11"><text:span text:style-name="T3">Codice fiscale: codice fiscale del </text:span><text:span text:style-name="T10">PERSONALE ASILO</text:span><text:span text:style-name="T3">.</text:span></text:p>
      <text:p text:style-name="P11"><text:span text:style-name="T4">Telefono/cellulare : recapito telefonico del </text:span><text:span text:style-name="T10">PERSONALE ASILO</text:span><text:span text:style-name="T4">.</text:span></text:p>
      <text:p text:style-name="P11"><text:span text:style-name="T4">E_mail: email </text:span><text:span text:style-name="T10">PERSONALE ASILO</text:span><text:span text:style-name="T4">.</text:span></text:p>
      <text:p text:style-name="P11"><text:span text:style-name="T4">Data di nascita: data di nascita del </text:span><text:span text:style-name="T10">PERSONALE ASILO</text:span><text:span text:style-name="T4">.</text:span></text:p>
      <text:p text:style-name="P11"><text:span text:style-name="T4">Comune di nascita : comune di nascita del </text:span><text:span text:style-name="T10">PERSONALE ASILO</text:span><text:span text:style-name="T4">.</text:span></text:p>
      <text:p text:style-name="P11"><text:span text:style-name="T4">Indirizzo di residenza : indirizzo di residenza del </text:span><text:span text:style-name="T10">PERSONALE ASILO</text:span><text:span text:style-name="T4">.</text:span></text:p>
      <text:p text:style-name="P11"><text:span text:style-name="T4">Indirizzo domicilio: indirizzo di domicilio del </text:span><text:span text:style-name="T10">PERSONALE ASILO</text:span><text:span text:style-name="T4">.</text:span></text:p>
      <text:p text:style-name="P11"><text:span text:style-name="T4">Categoria di appartenenza: categoria del </text:span><text:span text:style-name="T10">PERSONALE ASILO</text:span><text:span text:style-name="T4"> che può essere scelta fra:</text:span><text:span text:style-name="T9">IMPIEGATO SEGRETERIA,DIRETTORE</text:span><text:span text:style-name="T4">.</text:span></text:p>
      <text:p text:style-name="P53"/>
      <text:p text:style-name="P12"><text:span text:style-name="T2">N</text:span>ome dell'entità : <text:span text:style-name="T11">GRADUATORIA</text:span></text:p>
      <text:p text:style-name="P12">Descrizione: Tabella cui sono memorizzate le informazioni <text:span text:style-name="T18">riguardanti la graduatoria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6">NOME</text:p>
          </table:table-cell>
          <table:table-cell table:style-name="Tabella6.A1" office:value-type="string">
            <text:p text:style-name="P26">TIPO</text:p>
          </table:table-cell>
          <table:table-cell table:style-name="Tabella6.A1" office:value-type="string">
            <text:p text:style-name="P26">NULL</text:p>
          </table:table-cell>
          <table:table-cell table:style-name="Tabella6.A1" office:value-type="string">
            <text:p text:style-name="P26">KEY</text:p>
          </table:table-cell>
          <table:table-cell table:style-name="Tabella6.E1" office:value-type="string">
            <text:p text:style-name="P26">DEFAULT</text:p>
          </table:table-cell>
        </table:table-row>
        <table:table-row>
          <table:table-cell table:style-name="Tabella6.A2" office:value-type="string">
            <text:p text:style-name="P26">Nome <text:span text:style-name="T11">iscritto</text:span></text:p>
          </table:table-cell>
          <table:table-cell table:style-name="Tabella6.A2" office:value-type="string">
            <text:p text:style-name="P26">Varchar (20)</text:p>
          </table:table-cell>
          <table:table-cell table:style-name="Tabella6.A2" office:value-type="string">
            <text:p text:style-name="P26">No</text:p>
          </table:table-cell>
          <table:table-cell table:style-name="Tabella6.A2" office:value-type="string">
            <text:p text:style-name="P26"/>
          </table:table-cell>
          <table:table-cell table:style-name="Tabella6.E2" office:value-type="string">
            <text:p text:style-name="P36"/>
          </table:table-cell>
        </table:table-row>
        <table:table-row>
          <table:table-cell table:style-name="Tabella6.A2" office:value-type="string">
            <text:p text:style-name="P26">Cognome <text:span text:style-name="T11">iscritto</text:span></text:p>
          </table:table-cell>
          <table:table-cell table:style-name="Tabella6.A2" office:value-type="string">
            <text:p text:style-name="P26">Varchar(30)</text:p>
          </table:table-cell>
          <table:table-cell table:style-name="Tabella6.A2" office:value-type="string">
            <text:p text:style-name="P26">No</text:p>
          </table:table-cell>
          <table:table-cell table:style-name="Tabella6.A2" office:value-type="string">
            <text:p text:style-name="P36"/>
          </table:table-cell>
          <table:table-cell table:style-name="Tabella6.E2" office:value-type="string">
            <text:p text:style-name="P36"/>
          </table:table-cell>
        </table:table-row>
        <table:table-row>
          <table:table-cell table:style-name="Tabella6.A2" office:value-type="string">
            <text:p text:style-name="P75">Punteggio</text:p>
          </table:table-cell>
          <table:table-cell table:style-name="Tabella6.A2" office:value-type="string">
            <text:p text:style-name="P75">Int</text:p>
          </table:table-cell>
          <table:table-cell table:style-name="Tabella6.A2" office:value-type="string">
            <text:p text:style-name="P26">No</text:p>
          </table:table-cell>
          <table:table-cell table:style-name="Tabella6.A2" office:value-type="string">
            <text:p text:style-name="P67"/>
          </table:table-cell>
          <table:table-cell table:style-name="Tabella6.E2" office:value-type="string">
            <text:p text:style-name="P36"/>
          </table:table-cell>
        </table:table-row>
        <table:table-row>
          <table:table-cell table:style-name="Tabella6.A2" office:value-type="string">
            <text:p text:style-name="P87">Posizione</text:p>
          </table:table-cell>
          <table:table-cell table:style-name="Tabella6.A2" office:value-type="string">
            <text:p text:style-name="P31">Varchar(<text:span text:style-name="T11">2</text:span>)</text:p>
          </table:table-cell>
          <table:table-cell table:style-name="Tabella6.A2" office:value-type="string">
            <text:p text:style-name="P31">No</text:p>
          </table:table-cell>
          <table:table-cell table:style-name="Tabella6.A2" office:value-type="string">
            <text:p text:style-name="P75">primary</text:p>
          </table:table-cell>
          <table:table-cell table:style-name="Tabella6.E2" office:value-type="string">
            <text:p text:style-name="P31"/>
          </table:table-cell>
        </table:table-row>
      </table:table>
      <text:p text:style-name="P7"/>
      <text:p text:style-name="P19"><text:span text:style-name="T4">D</text:span><text:span text:style-name="T2">es</text:span>crizione Attributi</text:p>
      <text:p text:style-name="P12"><text:span text:style-name="T3">Nome </text:span><text:span text:style-name="T11">iscritto</text:span><text:span text:style-name="T3"> : nome del</text:span><text:span text:style-name="T11">l'iscritto</text:span><text:span text:style-name="T3">.</text:span></text:p>
      <text:p text:style-name="P12"><text:span text:style-name="T3">Cognome: cognome del</text:span><text:span text:style-name="T11">l'iscritto.</text:span></text:p>
      <text:p text:style-name="P56">Punteggio : somma dei punti complessivi della domanda.</text:p>
      <text:p text:style-name="P56">Posizione: posizione nella graduatoria.</text:p>
      <text:p text:style-name="P56"/>
      <text:p text:style-name="P54">SPECIFICA DELLE ENTITÀ</text:p>
      <text:p text:style-name="P12"><text:span text:style-name="T2">N</text:span>ome dell'entità : <text:span text:style-name="T12">EDUCATORE DIDATTICO</text:span></text:p>
      <text:p text:style-name="P12">Descrizione: Tabella cui sono memorizzate le informazioni de<text:span text:style-name="T18">gli educatori didattici 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26">NOME</text:p>
          </table:table-cell>
          <table:table-cell table:style-name="Tabella7.A1" office:value-type="string">
            <text:p text:style-name="P26">TIPO</text:p>
          </table:table-cell>
          <table:table-cell table:style-name="Tabella7.A1" office:value-type="string">
            <text:p text:style-name="P26">NULL</text:p>
          </table:table-cell>
          <table:table-cell table:style-name="Tabella7.A1" office:value-type="string">
            <text:p text:style-name="P26">KEY</text:p>
          </table:table-cell>
          <table:table-cell table:style-name="Tabella7.E1" office:value-type="string">
            <text:p text:style-name="P26">DEFAULT</text:p>
          </table:table-cell>
        </table:table-row>
        <table:table-row>
          <table:table-cell table:style-name="Tabella7.A2" office:value-type="string">
            <text:p text:style-name="P26">Nome</text:p>
          </table:table-cell>
          <table:table-cell table:style-name="Tabella7.A2" office:value-type="string">
            <text:p text:style-name="P26">Varchar (20)</text:p>
          </table:table-cell>
          <table:table-cell table:style-name="Tabella7.A2" office:value-type="string">
            <text:p text:style-name="P26">No</text:p>
          </table:table-cell>
          <table:table-cell table:style-name="Tabella7.A2" office:value-type="string">
            <text:p text:style-name="P26"/>
          </table:table-cell>
          <table:table-cell table:style-name="Tabella7.E2" office:value-type="string">
            <text:p text:style-name="P36"/>
          </table:table-cell>
        </table:table-row>
        <table:table-row>
          <table:table-cell table:style-name="Tabella7.A2" office:value-type="string">
            <text:p text:style-name="P26">Cognome</text:p>
          </table:table-cell>
          <table:table-cell table:style-name="Tabella7.A2" office:value-type="string">
            <text:p text:style-name="P26">Varchar(30)</text:p>
          </table:table-cell>
          <table:table-cell table:style-name="Tabella7.A2" office:value-type="string">
            <text:p text:style-name="P26">No</text:p>
          </table:table-cell>
          <table:table-cell table:style-name="Tabella7.A2" office:value-type="string">
            <text:p text:style-name="P36"/>
          </table:table-cell>
          <table:table-cell table:style-name="Tabella7.E2" office:value-type="string">
            <text:p text:style-name="P36"/>
          </table:table-cell>
        </table:table-row>
        <text:soft-page-break/>
        <table:table-row>
          <table:table-cell table:style-name="Tabella7.A2" office:value-type="string">
            <text:p text:style-name="P41">Codice Fiscale</text:p>
          </table:table-cell>
          <table:table-cell table:style-name="Tabella7.A2" office:value-type="string">
            <text:p text:style-name="P26">Varchar(15)</text:p>
          </table:table-cell>
          <table:table-cell table:style-name="Tabella7.A2" office:value-type="string">
            <text:p text:style-name="P26">No</text:p>
          </table:table-cell>
          <table:table-cell table:style-name="Tabella7.A2" office:value-type="string">
            <text:p text:style-name="P67">primary</text:p>
          </table:table-cell>
          <table:table-cell table:style-name="Tabella7.E2" office:value-type="string">
            <text:p text:style-name="P36"/>
          </table:table-cell>
        </table:table-row>
        <table:table-row>
          <table:table-cell table:style-name="Tabella7.A2" office:value-type="string">
            <text:p text:style-name="P31">Telefono/cellulare</text:p>
          </table:table-cell>
          <table:table-cell table:style-name="Tabella7.A2" office:value-type="string">
            <text:p text:style-name="P31">Varchar(10)</text:p>
          </table:table-cell>
          <table:table-cell table:style-name="Tabella7.A2" office:value-type="string">
            <text:p text:style-name="P31">No</text:p>
          </table:table-cell>
          <table:table-cell table:style-name="Tabella7.A2" office:value-type="string">
            <text:p text:style-name="P36"/>
          </table:table-cell>
          <table:table-cell table:style-name="Tabella7.E2" office:value-type="string">
            <text:p text:style-name="P31"/>
          </table:table-cell>
        </table:table-row>
        <table:table-row>
          <table:table-cell table:style-name="Tabella7.A2" office:value-type="string">
            <text:p text:style-name="P31">E_mail</text:p>
          </table:table-cell>
          <table:table-cell table:style-name="Tabella7.A2" office:value-type="string">
            <text:p text:style-name="P31">Varchar(40)</text:p>
          </table:table-cell>
          <table:table-cell table:style-name="Tabella7.A2" office:value-type="string">
            <text:p text:style-name="P31">No</text:p>
          </table:table-cell>
          <table:table-cell table:style-name="Tabella7.A2" office:value-type="string">
            <text:p text:style-name="P36"/>
          </table:table-cell>
          <table:table-cell table:style-name="Tabella7.E2" office:value-type="string">
            <text:p text:style-name="P36"/>
          </table:table-cell>
        </table:table-row>
        <table:table-row>
          <table:table-cell table:style-name="Tabella7.A2" office:value-type="string">
            <text:p text:style-name="P73">Data di nascita </text:p>
          </table:table-cell>
          <table:table-cell table:style-name="Tabella7.A2" office:value-type="string">
            <text:p text:style-name="P73">Date</text:p>
          </table:table-cell>
          <table:table-cell table:style-name="Tabella7.A2" office:value-type="string">
            <text:p text:style-name="P73">No</text:p>
          </table:table-cell>
          <table:table-cell table:style-name="Tabella7.A2" office:value-type="string">
            <text:p text:style-name="P73"/>
          </table:table-cell>
          <table:table-cell table:style-name="Tabella7.E2" office:value-type="string">
            <text:p text:style-name="P36"/>
          </table:table-cell>
        </table:table-row>
        <table:table-row>
          <table:table-cell table:style-name="Tabella7.A2" office:value-type="string">
            <text:p text:style-name="P73">Comune di nascita</text:p>
          </table:table-cell>
          <table:table-cell table:style-name="Tabella7.A2" office:value-type="string">
            <text:p text:style-name="P73">Varchar(20)</text:p>
          </table:table-cell>
          <table:table-cell table:style-name="Tabella7.A2" office:value-type="string">
            <text:p text:style-name="P73">No</text:p>
          </table:table-cell>
          <table:table-cell table:style-name="Tabella7.A2" office:value-type="string">
            <text:p text:style-name="P36"/>
          </table:table-cell>
          <table:table-cell table:style-name="Tabella7.E2" office:value-type="string">
            <text:p text:style-name="P36"/>
          </table:table-cell>
        </table:table-row>
        <table:table-row>
          <table:table-cell table:style-name="Tabella7.A2" office:value-type="string">
            <text:p text:style-name="P73">Indirizzo residenza</text:p>
          </table:table-cell>
          <table:table-cell table:style-name="Tabella7.A2" office:value-type="string">
            <text:p text:style-name="P73">Varchar(20)</text:p>
          </table:table-cell>
          <table:table-cell table:style-name="Tabella7.A2" office:value-type="string">
            <text:p text:style-name="P73">No</text:p>
          </table:table-cell>
          <table:table-cell table:style-name="Tabella7.A2" office:value-type="string">
            <text:p text:style-name="P36"/>
          </table:table-cell>
          <table:table-cell table:style-name="Tabella7.E2" office:value-type="string">
            <text:p text:style-name="P36"/>
          </table:table-cell>
        </table:table-row>
        <table:table-row>
          <table:table-cell table:style-name="Tabella7.A2" office:value-type="string">
            <text:p text:style-name="P73">Indirizzo domicilio</text:p>
          </table:table-cell>
          <table:table-cell table:style-name="Tabella7.A2" office:value-type="string">
            <text:p text:style-name="P73">Varchar(20)</text:p>
          </table:table-cell>
          <table:table-cell table:style-name="Tabella7.A2" office:value-type="string">
            <text:p text:style-name="P73">No</text:p>
          </table:table-cell>
          <table:table-cell table:style-name="Tabella7.A2" office:value-type="string">
            <text:p text:style-name="P36"/>
          </table:table-cell>
          <table:table-cell table:style-name="Tabella7.E2" office:value-type="string">
            <text:p text:style-name="P36"/>
          </table:table-cell>
        </table:table-row>
        <table:table-row>
          <table:table-cell table:style-name="Tabella7.A2" office:value-type="string">
            <text:p text:style-name="P75">Classe</text:p>
          </table:table-cell>
          <table:table-cell table:style-name="Tabella7.A2" office:value-type="string">
            <text:p text:style-name="P73">Varchar(2)</text:p>
          </table:table-cell>
          <table:table-cell table:style-name="Tabella7.A2" office:value-type="string">
            <text:p text:style-name="P73">no</text:p>
          </table:table-cell>
          <table:table-cell table:style-name="Tabella7.A2" office:value-type="string">
            <text:p text:style-name="P36"/>
          </table:table-cell>
          <table:table-cell table:style-name="Tabella7.E2" office:value-type="string">
            <text:p text:style-name="P36"/>
          </table:table-cell>
        </table:table-row>
      </table:table>
      <text:p text:style-name="P7"/>
      <text:p text:style-name="P19"><text:span text:style-name="T4">D</text:span><text:span text:style-name="T2">es</text:span>crizione Attributi</text:p>
      <text:p text:style-name="P13"><text:span text:style-name="T3">Nome : nome del </text:span><text:span text:style-name="T12">EDUCATORE DIDATTICO</text:span><text:span text:style-name="T3">.</text:span></text:p>
      <text:p text:style-name="P13"><text:span text:style-name="T3">Cognome: cognome del </text:span><text:span text:style-name="T12">EDUCATORE DIDATTICO</text:span><text:span text:style-name="T3">.</text:span></text:p>
      <text:p text:style-name="P13"><text:span text:style-name="T3">Codice fiscale: codice fiscale del </text:span><text:span text:style-name="T12">EDUCATORE DIDATTICO</text:span><text:span text:style-name="T3">.</text:span></text:p>
      <text:p text:style-name="P13"><text:span text:style-name="T4">Telefono/cellulare : recapito telefonico del </text:span><text:span text:style-name="T12">EDUCATORE DIDATTICO</text:span><text:span text:style-name="T4">.</text:span></text:p>
      <text:p text:style-name="P13"><text:span text:style-name="T4">E_mail: email </text:span><text:span text:style-name="T13">del </text:span><text:span text:style-name="T12">EDUCATORE DIDATTICO</text:span><text:span text:style-name="T4">.</text:span></text:p>
      <text:p text:style-name="P13"><text:span text:style-name="T4">Data di nascita: data di nascita del </text:span><text:span text:style-name="T12">EDUCATORE DIDATTICO</text:span><text:span text:style-name="T4">.</text:span></text:p>
      <text:p text:style-name="P13"><text:span text:style-name="T4">Comune di nascita : comune di nascita del </text:span><text:span text:style-name="T12">EDUCATORE DIDATTICO</text:span><text:span text:style-name="T4">.</text:span></text:p>
      <text:p text:style-name="P13"><text:span text:style-name="T4">Indirizzo di residenza : indirizzo di residenza del </text:span><text:span text:style-name="T12">EDUCATORE DIDATTICO</text:span><text:span text:style-name="T4">.</text:span></text:p>
      <text:p text:style-name="P13"><text:span text:style-name="T4">Indirizzo domicilio: indirizzo di domicilio del </text:span><text:span text:style-name="T12">EDUCATORE DIDATTICO</text:span><text:span text:style-name="T4">.</text:span></text:p>
      <text:p text:style-name="P13"><text:span text:style-name="T13">Classe: classe a cui è assegnato l' </text:span><text:span text:style-name="T12">EDUCATORE DIDATTICO</text:span></text:p>
      <text:p text:style-name="P57"/>
      <text:p text:style-name="P13"><text:span text:style-name="T2">N</text:span>ome dell'entità : <text:span text:style-name="T13">PAGAMENTI</text:span></text:p>
      <text:p text:style-name="P13">Descrizione: Tabella cui sono memorizzate le informazioni dei <text:span text:style-name="T18">pagamenti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27">NOME</text:p>
          </table:table-cell>
          <table:table-cell table:style-name="Tabella8.A1" office:value-type="string">
            <text:p text:style-name="P27">TIPO</text:p>
          </table:table-cell>
          <table:table-cell table:style-name="Tabella8.A1" office:value-type="string">
            <text:p text:style-name="P27">NULL</text:p>
          </table:table-cell>
          <table:table-cell table:style-name="Tabella8.A1" office:value-type="string">
            <text:p text:style-name="P27">KEY</text:p>
          </table:table-cell>
          <table:table-cell table:style-name="Tabella8.E1" office:value-type="string">
            <text:p text:style-name="P27">DEFAULT</text:p>
          </table:table-cell>
        </table:table-row>
        <table:table-row>
          <table:table-cell table:style-name="Tabella8.A2" office:value-type="string">
            <text:p text:style-name="P88">ID pagamento</text:p>
          </table:table-cell>
          <table:table-cell table:style-name="Tabella8.A2" office:value-type="string">
            <text:p text:style-name="P27">Varchar (20)</text:p>
          </table:table-cell>
          <table:table-cell table:style-name="Tabella8.A2" office:value-type="string">
            <text:p text:style-name="P27">No</text:p>
          </table:table-cell>
          <table:table-cell table:style-name="Tabella8.A2" office:value-type="string">
            <text:p text:style-name="P76">primary</text:p>
          </table:table-cell>
          <table:table-cell table:style-name="Tabella8.E2" office:value-type="string">
            <text:p text:style-name="P37"/>
          </table:table-cell>
        </table:table-row>
        <table:table-row>
          <table:table-cell table:style-name="Tabella8.A2" office:value-type="string">
            <text:p text:style-name="P78">Codice fiscale iscritto </text:p>
          </table:table-cell>
          <table:table-cell table:style-name="Tabella8.A2" office:value-type="string">
            <text:p text:style-name="P27">Varchar(<text:span text:style-name="T13">15</text:span>)</text:p>
          </table:table-cell>
          <table:table-cell table:style-name="Tabella8.A2" office:value-type="string">
            <text:p text:style-name="P27">No</text:p>
          </table:table-cell>
          <table:table-cell table:style-name="Tabella8.A2" office:value-type="string">
            <text:p text:style-name="P37"/>
          </table:table-cell>
          <table:table-cell table:style-name="Tabella8.E2" office:value-type="string">
            <text:p text:style-name="P37"/>
          </table:table-cell>
        </table:table-row>
        <table:table-row>
          <table:table-cell table:style-name="Tabella8.A2" office:value-type="string">
            <text:p text:style-name="P78">Data di nascita</text:p>
          </table:table-cell>
          <table:table-cell table:style-name="Tabella8.A2" office:value-type="string">
            <text:p text:style-name="P78">Date</text:p>
          </table:table-cell>
          <table:table-cell table:style-name="Tabella8.A2" office:value-type="string">
            <text:p text:style-name="P27">No</text:p>
          </table:table-cell>
          <table:table-cell table:style-name="Tabella8.A2" office:value-type="string">
            <text:p text:style-name="P68"/>
          </table:table-cell>
          <table:table-cell table:style-name="Tabella8.E2" office:value-type="string">
            <text:p text:style-name="P37"/>
          </table:table-cell>
        </table:table-row>
        <table:table-row>
          <table:table-cell table:style-name="Tabella8.A2" office:value-type="string">
            <text:p text:style-name="P78">Comune di nascita</text:p>
          </table:table-cell>
          <table:table-cell table:style-name="Tabella8.A2" office:value-type="string">
            <text:p text:style-name="P32">Varchar(<text:span text:style-name="T13">20</text:span>)</text:p>
          </table:table-cell>
          <table:table-cell table:style-name="Tabella8.A2" office:value-type="string">
            <text:p text:style-name="P32">No</text:p>
          </table:table-cell>
          <table:table-cell table:style-name="Tabella8.A2" office:value-type="string">
            <text:p text:style-name="P78"/>
          </table:table-cell>
          <table:table-cell table:style-name="Tabella8.E2" office:value-type="string">
            <text:p text:style-name="P32"/>
          </table:table-cell>
        </table:table-row>
        <table:table-row>
          <table:table-cell table:style-name="Tabella8.A2" office:value-type="string">
            <text:p text:style-name="P78">Indirizzo di residennza</text:p>
          </table:table-cell>
          <table:table-cell table:style-name="Tabella8.A2" office:value-type="string">
            <text:p text:style-name="P78">Varchar(20)</text:p>
          </table:table-cell>
          <table:table-cell table:style-name="Tabella8.A2" office:value-type="string">
            <text:p text:style-name="P78">No</text:p>
          </table:table-cell>
          <table:table-cell table:style-name="Tabella8.A2" office:value-type="string">
            <text:p text:style-name="P37"/>
          </table:table-cell>
          <table:table-cell table:style-name="Tabella8.E2" office:value-type="string">
            <text:p text:style-name="P32"/>
          </table:table-cell>
        </table:table-row>
      </table:table>
      <text:p text:style-name="P8"/>
      <text:p text:style-name="P20"><text:span text:style-name="T4">D</text:span><text:span text:style-name="T2">es</text:span>crizione Attributi</text:p>
      <text:p text:style-name="P58">ID pagamento: sequenza alfanumerica che identica univocamente il PAGAMENTO.</text:p>
      <text:p text:style-name="P58">Codice fiscale iscritto : codice fiscale del <text:s/>pagante.</text:p>
      <text:p text:style-name="P58">Data di nascita: data di nascita del <text:s/>pagante.</text:p>
      <text:p text:style-name="P58">Comune di nascita: comune di nascita del pagante </text:p>
      <text:p text:style-name="P58">Indirizzo di residenza : indirizzo del pagante </text:p>
      <text:p text:style-name="P58"/>
      <text:p text:style-name="P58"/>
      <text:p text:style-name="P13"><text:span text:style-name="T2">N</text:span>ome dell'entità : <text:span text:style-name="T13">S</text:span><text:span text:style-name="T17">ERVIZI</text:span></text:p>
      <text:p text:style-name="P13">Descrizione: Tabella cui sono memorizzate le informazioni dei <text:span text:style-name="T18">servizi 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row>
          <table:table-cell table:style-name="Tabella9.A1" office:value-type="string">
            <text:p text:style-name="P27">NOME</text:p>
          </table:table-cell>
          <table:table-cell table:style-name="Tabella9.A1" office:value-type="string">
            <text:p text:style-name="P27">TIPO</text:p>
          </table:table-cell>
          <table:table-cell table:style-name="Tabella9.A1" office:value-type="string">
            <text:p text:style-name="P27">NULL</text:p>
          </table:table-cell>
          <table:table-cell table:style-name="Tabella9.A1" office:value-type="string">
            <text:p text:style-name="P27">KEY</text:p>
          </table:table-cell>
          <table:table-cell table:style-name="Tabella9.E1" office:value-type="string">
            <text:p text:style-name="P27">DEFAULT</text:p>
          </table:table-cell>
        </table:table-row>
        <text:soft-page-break/>
        <table:table-row>
          <table:table-cell table:style-name="Tabella9.A2" office:value-type="string">
            <text:p text:style-name="P88">ID servizio</text:p>
          </table:table-cell>
          <table:table-cell table:style-name="Tabella9.A2" office:value-type="string">
            <text:p text:style-name="P27">Varchar (20)</text:p>
          </table:table-cell>
          <table:table-cell table:style-name="Tabella9.A2" office:value-type="string">
            <text:p text:style-name="P27">No</text:p>
          </table:table-cell>
          <table:table-cell table:style-name="Tabella9.A2" office:value-type="string">
            <text:p text:style-name="P76">primary</text:p>
          </table:table-cell>
          <table:table-cell table:style-name="Tabella9.E2" office:value-type="string">
            <text:p text:style-name="P37"/>
          </table:table-cell>
        </table:table-row>
        <table:table-row>
          <table:table-cell table:style-name="Tabella9.A2" office:value-type="string">
            <text:p text:style-name="P78">Nome </text:p>
          </table:table-cell>
          <table:table-cell table:style-name="Tabella9.A2" office:value-type="string">
            <text:p text:style-name="P27">Varchar(<text:span text:style-name="T13">15</text:span>)</text:p>
          </table:table-cell>
          <table:table-cell table:style-name="Tabella9.A2" office:value-type="string">
            <text:p text:style-name="P27">No</text:p>
          </table:table-cell>
          <table:table-cell table:style-name="Tabella9.A2" office:value-type="string">
            <text:p text:style-name="P37"/>
          </table:table-cell>
          <table:table-cell table:style-name="Tabella9.E2" office:value-type="string">
            <text:p text:style-name="P37"/>
          </table:table-cell>
        </table:table-row>
        <table:table-row>
          <table:table-cell table:style-name="Tabella9.A2" office:value-type="string">
            <text:p text:style-name="P78">Orario</text:p>
          </table:table-cell>
          <table:table-cell table:style-name="Tabella9.A2" office:value-type="string">
            <text:p text:style-name="P78">Date</text:p>
          </table:table-cell>
          <table:table-cell table:style-name="Tabella9.A2" office:value-type="string">
            <text:p text:style-name="P27">No</text:p>
          </table:table-cell>
          <table:table-cell table:style-name="Tabella9.A2" office:value-type="string">
            <text:p text:style-name="P68"/>
          </table:table-cell>
          <table:table-cell table:style-name="Tabella9.E2" office:value-type="string">
            <text:p text:style-name="P37"/>
          </table:table-cell>
        </table:table-row>
        <table:table-row>
          <table:table-cell table:style-name="Tabella9.A2" office:value-type="string">
            <text:p text:style-name="P78">Costo giornaliero</text:p>
          </table:table-cell>
          <table:table-cell table:style-name="Tabella9.A2" office:value-type="string">
            <text:p text:style-name="P32">Varchar(<text:span text:style-name="T13">20</text:span>)</text:p>
          </table:table-cell>
          <table:table-cell table:style-name="Tabella9.A2" office:value-type="string">
            <text:p text:style-name="P32">No</text:p>
          </table:table-cell>
          <table:table-cell table:style-name="Tabella9.A2" office:value-type="string">
            <text:p text:style-name="P78"/>
          </table:table-cell>
          <table:table-cell table:style-name="Tabella9.E2" office:value-type="string">
            <text:p text:style-name="P32"/>
          </table:table-cell>
        </table:table-row>
      </table:table>
      <text:p text:style-name="P8"/>
      <text:p text:style-name="P20"><text:span text:style-name="T4">D</text:span><text:span text:style-name="T2">es</text:span>crizione Attributi</text:p>
      <text:p text:style-name="P14"><text:span text:style-name="T13">ID servizio: </text:span><text:span text:style-name="T17">s</text:span><text:span text:style-name="T13">equenza alfanumerica che identica univocamente il </text:span><text:span text:style-name="T16">SERVIZIO.</text:span></text:p>
      <text:p text:style-name="P13"><text:span text:style-name="T13">Nome : </text:span><text:span text:style-name="T16">nome del servizio.</text:span></text:p>
      <text:p text:style-name="P13"><text:span text:style-name="T13">Orario: </text:span><text:span text:style-name="T16">orari del servizio </text:span></text:p>
      <text:p text:style-name="P13"><text:span text:style-name="T13">Costo giornaliero: </text:span><text:span text:style-name="T16">costo per ogni giornata di SERVIZIO <text:s/>usufruito.</text:span></text:p>
      <text:p text:style-name="P60"><text:span text:style-name="T17">[TEAM 3]</text:span></text:p>
      <text:p text:style-name="P60"><text:span text:style-name="T2">N</text:span>ome dell'entità : <text:span text:style-name="T17">EVENTO</text:span></text:p>
      <text:p text:style-name="P60">Descrizione: Tabella cui sono memorizzate le informazioni de<text:span text:style-name="T18">gli eventi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row>
          <table:table-cell table:style-name="Tabella10.A1" office:value-type="string">
            <text:p text:style-name="P81">NOME</text:p>
          </table:table-cell>
          <table:table-cell table:style-name="Tabella10.A1" office:value-type="string">
            <text:p text:style-name="P81">TIPO</text:p>
          </table:table-cell>
          <table:table-cell table:style-name="Tabella10.A1" office:value-type="string">
            <text:p text:style-name="P81">NULL</text:p>
          </table:table-cell>
          <table:table-cell table:style-name="Tabella10.A1" office:value-type="string">
            <text:p text:style-name="P81">KEY</text:p>
          </table:table-cell>
          <table:table-cell table:style-name="Tabella10.E1" office:value-type="string">
            <text:p text:style-name="P81">DEFAULT</text:p>
          </table:table-cell>
        </table:table-row>
        <table:table-row>
          <table:table-cell table:style-name="Tabella10.A2" office:value-type="string">
            <text:p text:style-name="P81"><text:span text:style-name="T14">ID evento</text:span><text:span text:style-name="T17"> </text:span></text:p>
          </table:table-cell>
          <table:table-cell table:style-name="Tabella10.A2" office:value-type="string">
            <text:p text:style-name="P81"><text:span text:style-name="T17">Varchar(5)</text:span></text:p>
          </table:table-cell>
          <table:table-cell table:style-name="Tabella10.A2" office:value-type="string">
            <text:p text:style-name="P81"><text:span text:style-name="T17">No</text:span></text:p>
          </table:table-cell>
          <table:table-cell table:style-name="Tabella10.A2" office:value-type="string">
            <text:p text:style-name="P81"><text:span text:style-name="T17">primary</text:span></text:p>
          </table:table-cell>
          <table:table-cell table:style-name="Tabella10.E2" office:value-type="string">
            <text:p text:style-name="P81"/>
          </table:table-cell>
        </table:table-row>
        <table:table-row>
          <table:table-cell table:style-name="Tabella10.A2" office:value-type="string">
            <text:p text:style-name="P79"><text:span text:style-name="T17">Nome</text:span></text:p>
          </table:table-cell>
          <table:table-cell table:style-name="Tabella10.A2" office:value-type="string">
            <text:p text:style-name="P81">Varchar (20)</text:p>
          </table:table-cell>
          <table:table-cell table:style-name="Tabella10.A2" office:value-type="string">
            <text:p text:style-name="P81">No</text:p>
          </table:table-cell>
          <table:table-cell table:style-name="Tabella10.A2" office:value-type="string">
            <text:p text:style-name="P77"/>
          </table:table-cell>
          <table:table-cell table:style-name="Tabella10.E2" office:value-type="string">
            <text:p text:style-name="P84"/>
          </table:table-cell>
        </table:table-row>
        <table:table-row>
          <table:table-cell table:style-name="Tabella10.A2" office:value-type="string">
            <text:p text:style-name="P79"><text:span text:style-name="T17">Data</text:span> </text:p>
          </table:table-cell>
          <table:table-cell table:style-name="Tabella10.A2" office:value-type="string">
            <text:p text:style-name="P81"><text:span text:style-name="T17">Date</text:span></text:p>
          </table:table-cell>
          <table:table-cell table:style-name="Tabella10.A2" office:value-type="string">
            <text:p text:style-name="P81">No</text:p>
          </table:table-cell>
          <table:table-cell table:style-name="Tabella10.A2" office:value-type="string">
            <text:p text:style-name="P84"><text:span text:style-name="T17"/></text:p>
          </table:table-cell>
          <table:table-cell table:style-name="Tabella10.E2" office:value-type="string">
            <text:p text:style-name="P84"/>
          </table:table-cell>
        </table:table-row>
        <table:table-row>
          <table:table-cell table:style-name="Tabella10.A2" office:value-type="string">
            <text:p text:style-name="P79"><text:span text:style-name="T17">Descrizione</text:span></text:p>
          </table:table-cell>
          <table:table-cell table:style-name="Tabella10.A2" office:value-type="string">
            <text:p text:style-name="P79"><text:span text:style-name="T17">Varchar(30)</text:span></text:p>
          </table:table-cell>
          <table:table-cell table:style-name="Tabella10.A2" office:value-type="string">
            <text:p text:style-name="P81">No</text:p>
          </table:table-cell>
          <table:table-cell table:style-name="Tabella10.A2" office:value-type="string">
            <text:p text:style-name="P69"/>
          </table:table-cell>
          <table:table-cell table:style-name="Tabella10.E2" office:value-type="string">
            <text:p text:style-name="P84"/>
          </table:table-cell>
        </table:table-row>
        <table:table-row>
          <table:table-cell table:style-name="Tabella10.A2" office:value-type="string">
            <text:p text:style-name="P79"><text:span text:style-name="T17">Classe</text:span></text:p>
          </table:table-cell>
          <table:table-cell table:style-name="Tabella10.A2" office:value-type="string">
            <text:p text:style-name="P83">Varchar(<text:span text:style-name="T13">20</text:span>)</text:p>
          </table:table-cell>
          <table:table-cell table:style-name="Tabella10.A2" office:value-type="string">
            <text:p text:style-name="P83">No</text:p>
          </table:table-cell>
          <table:table-cell table:style-name="Tabella10.A2" office:value-type="string">
            <text:p text:style-name="P77"/>
          </table:table-cell>
          <table:table-cell table:style-name="Tabella10.E2" office:value-type="string">
            <text:p text:style-name="P83"/>
          </table:table-cell>
        </table:table-row>
      </table:table>
      <text:p text:style-name="P50"/>
      <text:p text:style-name="P62"><text:span text:style-name="T4">D</text:span><text:span text:style-name="T2">es</text:span>crizione Attributi</text:p>
      <text:p text:style-name="P60"><text:span text:style-name="T13">ID servizio: </text:span><text:span text:style-name="T17">s</text:span><text:span text:style-name="T13">equenza alfanumerica che identica univocamente il </text:span><text:span text:style-name="T16">SERVIZIO.</text:span></text:p>
      <text:p text:style-name="P60"><text:span text:style-name="T13">Nome : </text:span><text:span text:style-name="T16">nome del</text:span><text:span text:style-name="T17">l'evento.</text:span></text:p>
      <text:p text:style-name="P60"><text:span text:style-name="T17">Data</text:span><text:span text:style-name="T13">: </text:span><text:span text:style-name="T17">data dell'EVENTO.</text:span></text:p>
      <text:p text:style-name="P60"><text:span text:style-name="T17">Descrizione: descrive scopo e svolgimento dell'EVENTO</text:span></text:p>
      <text:p text:style-name="P60"><text:span text:style-name="T17">Classe: classe che partecipa all'evento.</text:span></text:p>
      <text:p text:style-name="P60"><text:span text:style-name="T17"/></text:p>
      <text:p text:style-name="P60"><text:span text:style-name="T2">N</text:span>ome dell'entità : <text:span text:style-name="T17">QUESTIONARIO</text:span></text:p>
      <text:p text:style-name="P60">Descrizione: Tabella cui sono memorizzate le informazioni dei <text:span text:style-name="T2"><text:s/></text:span><text:span text:style-name="T18">questionari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row>
          <table:table-cell table:style-name="Tabella11.A1" office:value-type="string">
            <text:p text:style-name="P81">NOME</text:p>
          </table:table-cell>
          <table:table-cell table:style-name="Tabella11.A1" office:value-type="string">
            <text:p text:style-name="P81">TIPO</text:p>
          </table:table-cell>
          <table:table-cell table:style-name="Tabella11.A1" office:value-type="string">
            <text:p text:style-name="P81">NULL</text:p>
          </table:table-cell>
          <table:table-cell table:style-name="Tabella11.A1" office:value-type="string">
            <text:p text:style-name="P81">KEY</text:p>
          </table:table-cell>
          <table:table-cell table:style-name="Tabella11.E1" office:value-type="string">
            <text:p text:style-name="P81">DEFAULT</text:p>
          </table:table-cell>
        </table:table-row>
        <table:table-row>
          <table:table-cell table:style-name="Tabella11.A2" office:value-type="string">
            <text:p text:style-name="P81"><text:span text:style-name="T14">ID </text:span><text:span text:style-name="T15">questionario</text:span></text:p>
          </table:table-cell>
          <table:table-cell table:style-name="Tabella11.A2" office:value-type="string">
            <text:p text:style-name="P81"><text:span text:style-name="T17">Varchar(5)</text:span></text:p>
          </table:table-cell>
          <table:table-cell table:style-name="Tabella11.A2" office:value-type="string">
            <text:p text:style-name="P81"><text:span text:style-name="T17">No</text:span></text:p>
          </table:table-cell>
          <table:table-cell table:style-name="Tabella11.A2" office:value-type="string">
            <text:p text:style-name="P81"><text:span text:style-name="T17">primary</text:span></text:p>
          </table:table-cell>
          <table:table-cell table:style-name="Tabella11.E2" office:value-type="string">
            <text:p text:style-name="P81"/>
          </table:table-cell>
        </table:table-row>
        <table:table-row>
          <table:table-cell table:style-name="Tabella11.A2" office:value-type="string">
            <text:p text:style-name="P79"><text:span text:style-name="T17">Data</text:span> </text:p>
          </table:table-cell>
          <table:table-cell table:style-name="Tabella11.A2" office:value-type="string">
            <text:p text:style-name="P81"><text:span text:style-name="T17">Date</text:span></text:p>
          </table:table-cell>
          <table:table-cell table:style-name="Tabella11.A2" office:value-type="string">
            <text:p text:style-name="P81">No</text:p>
          </table:table-cell>
          <table:table-cell table:style-name="Tabella11.A2" office:value-type="string">
            <text:p text:style-name="P84"><text:span text:style-name="T17"/></text:p>
          </table:table-cell>
          <table:table-cell table:style-name="Tabella11.E2" office:value-type="string">
            <text:p text:style-name="P84"/>
          </table:table-cell>
        </table:table-row>
      </table:table>
      <text:p text:style-name="P50"/>
      <text:p text:style-name="P62"><text:span text:style-name="T4">D</text:span><text:span text:style-name="T2">es</text:span>crizione Attributi</text:p>
      <text:p text:style-name="P60"><text:span text:style-name="T13">ID servizio: </text:span><text:span text:style-name="T17">s</text:span><text:span text:style-name="T13">equenza alfanumerica che identica univocamente il </text:span><text:span text:style-name="T19">questionario.</text:span></text:p>
      <text:p text:style-name="P60"><text:span text:style-name="T17">Data</text:span><text:span text:style-name="T13">: </text:span><text:span text:style-name="T17">data </text:span><text:span text:style-name="T19">di compilazione del questionario.</text:span></text:p>
      <text:p text:style-name="P60"><text:span text:style-name="T19"/></text:p>
      <text:p text:style-name="P61"><text:span text:style-name="T2">N</text:span>ome dell'entità : <text:span text:style-name="T19">Classe</text:span></text:p>
      <text:p text:style-name="P61">Descrizione: Tabella cui sono memorizzate le informazioni de<text:span text:style-name="T20">lla classe.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column table:style-name="Tabella12.E"/>
        <table:table-row>
          <table:table-cell table:style-name="Tabella12.A1" office:value-type="string">
            <text:p text:style-name="P82">NOME</text:p>
          </table:table-cell>
          <table:table-cell table:style-name="Tabella12.A1" office:value-type="string">
            <text:p text:style-name="P82">TIPO</text:p>
          </table:table-cell>
          <table:table-cell table:style-name="Tabella12.A1" office:value-type="string">
            <text:p text:style-name="P82">NULL</text:p>
          </table:table-cell>
          <table:table-cell table:style-name="Tabella12.A1" office:value-type="string">
            <text:p text:style-name="P82">KEY</text:p>
          </table:table-cell>
          <table:table-cell table:style-name="Tabella12.E1" office:value-type="string">
            <text:p text:style-name="P82">DEFAULT</text:p>
          </table:table-cell>
        </table:table-row>
        <table:table-row>
          <table:table-cell table:style-name="Tabella12.A2" office:value-type="string">
            <text:p text:style-name="P82"><text:span text:style-name="T14">ID </text:span><text:span text:style-name="T15">Classe</text:span></text:p>
          </table:table-cell>
          <table:table-cell table:style-name="Tabella12.A2" office:value-type="string">
            <text:p text:style-name="P82"><text:span text:style-name="T17">Varchar(5)</text:span></text:p>
          </table:table-cell>
          <table:table-cell table:style-name="Tabella12.A2" office:value-type="string">
            <text:p text:style-name="P82"><text:span text:style-name="T17">No</text:span></text:p>
          </table:table-cell>
          <table:table-cell table:style-name="Tabella12.A2" office:value-type="string">
            <text:p text:style-name="P82"><text:span text:style-name="T17">primary</text:span></text:p>
          </table:table-cell>
          <table:table-cell table:style-name="Tabella12.E2" office:value-type="string">
            <text:p text:style-name="P82"/>
          </table:table-cell>
        </table:table-row>
        <text:soft-page-break/>
        <table:table-row>
          <table:table-cell table:style-name="Tabella12.A2" office:value-type="string">
            <text:p text:style-name="P80"><text:span text:style-name="T19">Anno</text:span></text:p>
          </table:table-cell>
          <table:table-cell table:style-name="Tabella12.A2" office:value-type="string">
            <text:p text:style-name="P82"><text:span text:style-name="T17">Date</text:span></text:p>
          </table:table-cell>
          <table:table-cell table:style-name="Tabella12.A2" office:value-type="string">
            <text:p text:style-name="P82">No</text:p>
          </table:table-cell>
          <table:table-cell table:style-name="Tabella12.A2" office:value-type="string">
            <text:p text:style-name="P85"><text:span text:style-name="T17"/></text:p>
          </table:table-cell>
          <table:table-cell table:style-name="Tabella12.E2" office:value-type="string">
            <text:p text:style-name="P85"/>
          </table:table-cell>
        </table:table-row>
        <table:table-row>
          <table:table-cell table:style-name="Tabella12.A2" office:value-type="string">
            <text:p text:style-name="P80"><text:span text:style-name="T19">Sezione</text:span></text:p>
          </table:table-cell>
          <table:table-cell table:style-name="Tabella12.A2" office:value-type="string">
            <text:p text:style-name="P82"><text:span text:style-name="T19">Varchar(2)</text:span></text:p>
          </table:table-cell>
          <table:table-cell table:style-name="Tabella12.A2" office:value-type="string">
            <text:p text:style-name="P82"><text:span text:style-name="T19">no</text:span></text:p>
          </table:table-cell>
          <table:table-cell table:style-name="Tabella12.A2" office:value-type="string">
            <text:p text:style-name="P85"/>
          </table:table-cell>
          <table:table-cell table:style-name="Tabella12.E2" office:value-type="string">
            <text:p text:style-name="P85"/>
          </table:table-cell>
        </table:table-row>
      </table:table>
      <text:p text:style-name="P51"/>
      <text:p text:style-name="P63"><text:span text:style-name="T4">D</text:span><text:span text:style-name="T2">es</text:span>crizione Attributi</text:p>
      <text:p text:style-name="P61"><text:span text:style-name="T13">ID servizio: </text:span><text:span text:style-name="T17">s</text:span><text:span text:style-name="T13">equenza alfanumerica che identica univocamente </text:span><text:span text:style-name="T19">la classe.</text:span></text:p>
      <text:p text:style-name="P61"><text:span text:style-name="T19">Anno: anno scolastico della classe.</text:span></text:p>
      <text:p text:style-name="P61"><text:span text:style-name="T19">Sezione: sezione della classe.</text:span></text:p>
      <text:p text:style-name="P60"><text:span text:style-name="T17"/></text:p>
      <text:p text:style-name="P60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1:31:55</meta:creation-date>
    <dc:date>2012-11-03T17:28:32</dc:date>
    <meta:editing-duration>PT4H57M7S</meta:editing-duration>
    <meta:editing-cycles>4</meta:editing-cycles>
    <meta:generator>LibreOffice/3.6$MacOSX_x86 LibreOffice_project/da8c1e6-fd468f4-454e206-f42a4a9-143cfd</meta:generator>
    <meta:document-statistic meta:table-count="12" meta:image-count="0" meta:object-count="0" meta:page-count="6" meta:paragraph-count="364" meta:word-count="986" meta:character-count="6925" meta:non-whitespace-character-count="6283"/>
  </office:meta>
</office:document-meta>
</file>